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Droid Sans Mono" svg:font-family="'Droid Sans Mono', monospace, monospace, 'Droid Sans Fallback'"/>
    <style:font-face style:name="PingFang SC" svg:font-family="'PingFang SC', 'Microsoft YaHei', SimHei, Arial, SimSun"/>
    <style:font-face style:name="Verdana" svg:font-family="Verdana, Arial, Helvetica, sans-serif"/>
    <style:font-face style:name="apple-system2" svg:font-family="apple-system, BlinkMacSystemFont, 'Segoe UI', Helvetica, Arial, sans-serif, 'Apple Color Emoji', 'Segoe UI Emoji', 'Segoe UI Symbol'"/>
    <style:font-face style:name="apple-system1" svg:font-family="apple-system, 'Helvetica Neue', Helvetica, Arial, 'PingFang SC', 'Hiragino Sans GB', 'WenQuanYi Micro Hei', 'Microsoft Yahei', sans-serif"/>
    <style:font-face style:name="apple-system" svg:font-family="apple-system, 'SF UI Text', Arial, 'PingFang SC', 'Hiragino Sans GB', 'Microsoft YaHei', 'WenQuanYi Micro Hei', sans-serif, SimHei, SimSu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Heading_20_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Heading_20_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Heading_20_6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Heading_20_6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8.25pt" style:font-style-asian="normal" style:font-weight-asian="bold"/>
    </style:style>
    <style:style style:name="P7" style:family="paragraph" style:parent-style-name="Heading_20_5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8" style:family="paragraph" style:parent-style-name="Text_20_body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8.25pt" style:font-style-asian="normal" style:font-weight-asian="bold"/>
    </style:style>
    <style:style style:name="P9" style:family="paragraph" style:parent-style-name="Heading_20_4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0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style:font-name-asian="apple-system2" style:font-size-asian="12pt" style:font-style-asian="normal" style:font-weight-asian="normal"/>
    </style:style>
    <style:style style:name="P1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style:font-name-asian="apple-system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style:font-name-asian="apple-system2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officeooo:paragraph-rsid="00297f17" style:font-name-asian="apple-system2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officeooo:paragraph-rsid="0033c957" style:font-name-asian="apple-system2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fo:letter-spacing="normal" officeooo:rsid="002b6f4b" officeooo:paragraph-rsid="002b6f4b" style:font-name-asian="apple-system2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4292e" style:text-line-through-style="none" style:text-line-through-type="none" fo:letter-spacing="normal" officeooo:rsid="0033c957" officeooo:paragraph-rsid="0033c957" style:font-name-asian="apple-system2" style:font-size-asian="12pt" style:font-style-asian="normal" style:font-weight-asian="normal"/>
    </style:style>
    <style:style style:name="P1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.635cm" loext:contextual-spacing="false" style:line-height-at-least="0.582cm" fo:orphans="2" fo:widows="2" fo:text-indent="0cm" style:auto-text-indent="false" fo:background-color="#f6f8fa" fo:padding="0cm" fo:border="none"/>
    </style:style>
    <style:style style:name="P18" style:family="paragraph" style:parent-style-name="Heading_20_3">
      <style:paragraph-properties fo:margin-left="0cm" fo:margin-right="0cm" fo:margin-top="0cm" fo:margin-bottom="0.21cm" loext:contextual-spacing="false" fo:orphans="2" fo:widows="2" fo:text-indent="0cm" style:auto-text-indent="false"/>
      <style:text-properties fo:font-variant="normal" fo:text-transform="none" fo:color="#24292e" fo:letter-spacing="normal" style:font-name-asian="apple-system2" style:font-size-asian="12pt" style:font-style-asian="normal" style:font-weight-asian="normal"/>
    </style:style>
    <style:style style:name="P19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0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1.25pt" style:font-style-asian="normal" style:font-weight-asian="normal"/>
    </style:style>
    <style:style style:name="P21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background-color="#fff200"/>
    </style:style>
    <style:style style:name="P22" style:family="paragraph" style:parent-style-name="Text_20_body">
      <style:paragraph-properties fo:margin-left="0.265cm" fo:margin-right="0.265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23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1.25pt" style:font-style-asian="normal" style:font-weight-asian="normal"/>
    </style:style>
    <style:style style:name="P25" style:family="paragraph" style:parent-style-name="Preformatted_20_Text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8" style:family="paragraph" style:parent-style-name="Heading_20_5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9" style:family="paragraph" style:parent-style-name="Quotations">
      <loext:graphic-properties draw:fill="solid" draw:fill-color="#ffffff" draw:opacity="100%"/>
      <style:paragraph-properties fo:margin-left="1.265cm" fo:margin-right="1.265cm" fo:margin-top="0.265cm" fo:margin-bottom="0.265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/>
    </style:style>
    <style:style style:name="P30" style:family="paragraph" style:parent-style-name="Quotations">
      <loext:graphic-properties draw:fill="solid" draw:fill-color="#ffffff" draw:opacity="100%"/>
      <style:paragraph-properties fo:margin-left="1.265cm" fo:margin-right="1.265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31" style:family="paragraph" style:parent-style-name="Text_20_body">
      <style:text-properties officeooo:rsid="002f9a59" officeooo:paragraph-rsid="002f9a59"/>
    </style:style>
    <style:style style:name="P32" style:family="paragraph" style:parent-style-name="Text_20_body">
      <style:text-properties officeooo:rsid="002f9a59" officeooo:paragraph-rsid="003fa98a"/>
    </style:style>
    <style:style style:name="P33" style:family="paragraph" style:parent-style-name="Text_20_body">
      <style:text-properties officeooo:rsid="003179b8" officeooo:paragraph-rsid="003179b8"/>
    </style:style>
    <style:style style:name="P34" style:family="paragraph" style:parent-style-name="Text_20_body">
      <style:text-properties officeooo:rsid="003179b8" officeooo:paragraph-rsid="0033cb25"/>
    </style:style>
    <style:style style:name="P35" style:family="paragraph" style:parent-style-name="Text_20_body">
      <style:text-properties officeooo:rsid="003179b8" officeooo:paragraph-rsid="0034bc81"/>
    </style:style>
    <style:style style:name="P36" style:family="paragraph" style:parent-style-name="Text_20_body">
      <style:text-properties officeooo:rsid="0033c957" officeooo:paragraph-rsid="0033c957"/>
    </style:style>
    <style:style style:name="P37" style:family="paragraph" style:parent-style-name="Text_20_body">
      <style:text-properties style:text-line-through-style="none" style:text-line-through-type="none" officeooo:rsid="0033c957" officeooo:paragraph-rsid="0033c957"/>
    </style:style>
    <style:style style:name="P38" style:family="paragraph" style:parent-style-name="Text_20_body">
      <style:text-properties fo:background-color="#bcaed5"/>
    </style:style>
    <style:style style:name="P39" style:family="paragraph" style:parent-style-name="Text_20_body">
      <style:text-properties officeooo:rsid="003fa98a" officeooo:paragraph-rsid="003fa98a"/>
    </style:style>
    <style:style style:name="P40" style:family="paragraph" style:parent-style-name="Text_20_body">
      <style:text-properties officeooo:rsid="004120c8" officeooo:paragraph-rsid="004120c8"/>
    </style:style>
    <style:style style:name="P41" style:family="paragraph" style:parent-style-name="Text_20_body">
      <style:text-properties officeooo:rsid="0041d3f7" officeooo:paragraph-rsid="0042c467"/>
    </style:style>
    <style:style style:name="P42" style:family="paragraph" style:parent-style-name="Text_20_body">
      <style:text-properties officeooo:rsid="0044266b" officeooo:paragraph-rsid="0044266b"/>
    </style:style>
    <style:style style:name="P43" style:family="paragraph" style:parent-style-name="Text_20_body">
      <style:text-properties fo:font-variant="normal" fo:text-transform="none" fo:color="#4f4f4f" fo:letter-spacing="normal" officeooo:rsid="001471fe" officeooo:paragraph-rsid="00460625"/>
    </style:style>
    <style:style style:name="P44" style:family="paragraph" style:parent-style-name="Text_20_body">
      <style:text-properties fo:font-variant="normal" fo:text-transform="none" fo:color="#4f4f4f" fo:letter-spacing="normal" officeooo:rsid="001471fe" officeooo:paragraph-rsid="0047b475"/>
    </style:style>
    <style:style style:name="P45" style:family="paragraph" style:parent-style-name="Text_20_body">
      <style:text-properties fo:font-variant="normal" fo:text-transform="none" fo:color="#4f4f4f" style:font-name="apple-system" fo:font-size="12pt" fo:letter-spacing="normal" fo:font-style="normal" fo:font-weight="normal" officeooo:rsid="0044266b" officeooo:paragraph-rsid="0044266b"/>
    </style:style>
    <style:style style:name="P46" style:family="paragraph" style:parent-style-name="Text_20_body">
      <style:text-properties fo:font-variant="normal" fo:text-transform="none" fo:color="#009900" style:font-name="Consolas" fo:font-size="10.5pt" fo:letter-spacing="normal" fo:font-style="normal" fo:font-weight="normal" officeooo:rsid="001d9f00" officeooo:paragraph-rsid="00460625" loext:padding="0cm" loext:border="none"/>
    </style:style>
    <style:style style:name="P47" style:family="paragraph" style:parent-style-name="Text_20_body">
      <style:text-properties fo:font-variant="normal" fo:text-transform="none" fo:color="#454545" fo:letter-spacing="normal" officeooo:rsid="001471fe" officeooo:paragraph-rsid="0047b475"/>
    </style:style>
    <style:style style:name="P48" style:family="paragraph" style:parent-style-name="Text_20_body">
      <style:text-properties fo:font-variant="normal" fo:text-transform="none" fo:color="#454545" fo:letter-spacing="normal" officeooo:rsid="0044266b" officeooo:paragraph-rsid="0049f3ef"/>
    </style:style>
    <style:style style:name="P49" style:family="paragraph" style:parent-style-name="Text_20_body">
      <style:text-properties fo:font-variant="normal" fo:text-transform="none" fo:color="#ce181e" style:font-name="apple-system" fo:font-size="12pt" fo:letter-spacing="normal" fo:font-style="normal" fo:font-weight="normal" officeooo:rsid="0035a376" officeooo:paragraph-rsid="0047b475" fo:background-color="#e7e5dc" style:font-weight-asian="bold" style:font-weight-complex="bold" loext:padding="0cm" loext:border="none"/>
    </style:style>
    <style:style style:name="P50" style:family="paragraph" style:parent-style-name="Text_20_body">
      <style:text-properties fo:font-variant="normal" fo:text-transform="none" fo:color="#ce181e" style:font-name="apple-system" fo:font-size="12pt" fo:letter-spacing="normal" fo:font-style="normal" fo:font-weight="normal" officeooo:rsid="0044266b" officeooo:paragraph-rsid="0049f3ef" fo:background-color="#e7e5dc" style:font-weight-asian="bold" style:font-weight-complex="bold" loext:padding="0cm" loext:border="none"/>
    </style:style>
    <style:style style:name="P51" style:family="paragraph" style:parent-style-name="Text_20_body">
      <style:text-properties fo:font-variant="normal" fo:text-transform="none" fo:color="#ce181e" style:font-name="apple-system" fo:font-size="12pt" fo:letter-spacing="normal" fo:font-style="normal" fo:font-weight="normal" officeooo:rsid="004b8d93" officeooo:paragraph-rsid="004b8d93" fo:background-color="#e7e5dc" style:font-weight-asian="bold" style:font-weight-complex="bold" loext:padding="0cm" loext:border="none"/>
    </style:style>
    <style:style style:name="P52" style:family="paragraph" style:parent-style-name="Text_20_body">
      <style:text-properties officeooo:rsid="001471fe" officeooo:paragraph-rsid="00460625"/>
    </style:style>
    <style:style style:name="P53" style:family="paragraph" style:parent-style-name="Text_20_body">
      <style:text-properties officeooo:paragraph-rsid="004de806"/>
    </style:style>
    <style:style style:name="P54" style:family="paragraph" style:parent-style-name="Text_20_body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5" style:family="paragraph" style:parent-style-name="Text_20_body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1.25pt" style:font-style-asian="normal" style:font-weight-asian="normal"/>
    </style:style>
    <style:style style:name="P56" style:family="paragraph" style:parent-style-name="Text_20_body">
      <style:text-properties officeooo:paragraph-rsid="005e7585"/>
    </style:style>
    <style:style style:name="P57" style:family="paragraph" style:parent-style-name="Text_20_body">
      <style:text-properties officeooo:paragraph-rsid="005f1296"/>
    </style:style>
    <style:style style:name="P58" style:family="paragraph" style:parent-style-name="Text_20_body">
      <style:text-properties officeooo:paragraph-rsid="0062352a"/>
    </style:style>
    <style:style style:name="P5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1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2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63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1.25pt" style:font-style-asian="normal" style:font-weight-asian="normal"/>
    </style:style>
    <style:style style:name="P64" style:family="paragraph" style:parent-style-name="Heading_20_6" style:list-style-name="L5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65" style:family="paragraph" style:parent-style-name="Heading_20_1">
      <style:text-properties officeooo:paragraph-rsid="005e7585"/>
    </style:style>
    <style:style style:name="T1" style:family="text">
      <style:text-properties fo:color="#333333" style:font-name="apple-system1" fo:font-size="10.5pt" fo:font-style="normal" fo:font-weight="bold" style:font-name-asian="Verdana" style:font-size-asian="9pt" style:font-weight-asian="bold"/>
    </style:style>
    <style:style style:name="T2" style:family="text">
      <style:text-properties fo:color="#333333" style:font-name="Verdana" fo:font-size="9pt" fo:font-style="normal" fo:font-weight="bold"/>
    </style:style>
    <style:style style:name="T3" style:family="text">
      <style:text-properties style:font-name="Verdana" fo:font-size="11.25pt" fo:font-style="normal" fo:font-weight="normal"/>
    </style:style>
    <style:style style:name="T4" style:family="text">
      <style:text-properties style:font-name="Verdana" fo:font-size="9pt" fo:font-style="normal" fo:font-weight="bold"/>
    </style:style>
    <style:style style:name="T5" style:family="text">
      <style:text-properties style:font-name="Verdana" fo:font-size="8.25pt" fo:font-style="normal" fo:font-weight="bold"/>
    </style:style>
    <style:style style:name="T6" style:family="text">
      <style:text-properties style:font-name="Verdana" fo:font-size="8.25pt" fo:font-style="normal" fo:font-weight="bold" style:font-name-asian="Verdana" style:font-size-asian="8.25pt" style:font-style-asian="normal" style:font-weight-asian="bold"/>
    </style:style>
    <style:style style:name="T7" style:family="text">
      <style:text-properties style:font-name="Verdana" fo:font-size="10.5pt" fo:font-style="normal" fo:font-weight="bold"/>
    </style:style>
    <style:style style:name="T8" style:family="text">
      <style:text-properties style:font-name-asian="Verdana" style:font-size-asian="11.25pt" style:font-style-asian="normal" style:font-weight-asian="normal"/>
    </style:style>
    <style:style style:name="T9" style:family="text">
      <style:text-properties style:font-name-asian="Verdana" style:font-size-asian="9pt" style:font-style-asian="normal" style:font-weight-asian="bold"/>
    </style:style>
    <style:style style:name="T10" style:family="text">
      <style:text-properties style:font-name-asian="Verdana" style:font-size-asian="8.25pt" style:font-style-asian="normal" style:font-weight-asian="bold"/>
    </style:style>
    <style:style style:name="T11" style:family="text">
      <style:text-properties style:font-name-asian="Verdana" style:font-size-asian="10.5pt" style:font-style-asian="normal" style:font-weight-asian="bold"/>
    </style:style>
    <style:style style:name="T12" style:family="text">
      <style:text-properties fo:color="#000000" style:font-name="apple-system1" fo:font-size="10.5pt" fo:font-style="normal" fo:font-weight="bold" style:font-name-asian="Verdana" style:font-weight-asian="bold"/>
    </style:style>
    <style:style style:name="T13" style:family="text">
      <style:text-properties fo:color="#000000" style:font-name="apple-system1" fo:font-size="10.5pt" fo:font-style="normal" fo:font-weight="bold" fo:background-color="#fff200" loext:char-shading-value="0" style:font-name-asian="Verdana" style:font-weight-asian="bold"/>
    </style:style>
    <style:style style:name="T14" style:family="text">
      <style:text-properties fo:color="#000000" style:font-name="apple-system1" fo:font-size="10.5pt" fo:font-style="normal" fo:font-weight="bold" officeooo:rsid="00251da7" fo:background-color="#fff200" loext:char-shading-value="0" style:font-name-asian="Verdana" style:font-weight-asian="bold"/>
    </style:style>
    <style:style style:name="T15" style:family="text">
      <style:text-properties fo:color="#000000" style:font-name="Verdana" fo:font-size="12pt" fo:font-style="normal" fo:font-weight="bold"/>
    </style:style>
    <style:style style:name="T16" style:family="text">
      <style:text-properties fo:color="#000000" style:font-name="Verdana" fo:font-size="12pt" fo:font-style="normal" fo:font-weight="bold" style:font-name-asian="Verdana" style:font-weight-asian="bold"/>
    </style:style>
    <style:style style:name="T17" style:family="text">
      <style:text-properties fo:color="#000000" style:font-name="Consolas" fo:font-size="10.5pt" fo:font-style="normal" fo:font-weight="normal" officeooo:rsid="001eb6e5" loext:padding="0cm" loext:border="none"/>
    </style:style>
    <style:style style:name="T18" style:family="text">
      <style:text-properties fo:color="#000000" style:font-name="Consolas" fo:font-size="10.5pt" fo:font-style="normal" fo:font-weight="normal" officeooo:rsid="001eb6e5" style:font-name-asian="PingFang SC" style:font-size-asian="12pt" style:font-style-asian="normal" style:font-weight-asian="normal" loext:padding="0cm" loext:border="none"/>
    </style:style>
    <style:style style:name="T19" style:family="text">
      <style:text-properties fo:color="#000000" style:font-name="PingFang SC" fo:font-size="12pt" fo:font-style="normal" fo:font-weight="normal" officeooo:rsid="001eb6e5" loext:padding="0cm" loext:border="none"/>
    </style:style>
    <style:style style:name="T20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1" style:family="text">
      <style:text-properties fo:font-variant="normal" fo:text-transform="none" fo:color="#000000" style:font-name="Verdana" fo:font-size="11.2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00" style:font-name="Verdana" fo:font-size="11.25pt" fo:letter-spacing="normal" fo:font-style="normal" fo:font-weight="normal" style:font-name-asian="Verdana" style:font-size-asian="11.25pt" style:font-style-asian="normal" loext:padding="0cm" loext:border="none"/>
    </style:style>
    <style:style style:name="T23" style:family="text">
      <style:text-properties fo:font-variant="normal" fo:text-transform="none" fo:color="#000000" style:font-name="Verdana" fo:font-size="11.25pt" fo:letter-spacing="normal" fo:font-style="normal" fo:font-weight="normal" style:font-name-asian="Verdana" style:font-size-asian="8.25pt" style:font-style-asian="normal" style:font-weight-asian="bold" loext:padding="0cm" loext:border="none"/>
    </style:style>
    <style:style style:name="T24" style:family="text">
      <style:text-properties fo:font-variant="normal" fo:text-transform="none" fo:color="#000000" style:font-name="Verdana" fo:font-size="11.25pt" fo:letter-spacing="normal" fo:font-style="normal" fo:font-weight="normal" fo:background-color="#fff200" loext:char-shading-value="0"/>
    </style:style>
    <style:style style:name="T25" style:family="text">
      <style:text-properties fo:font-variant="normal" fo:text-transform="none" fo:color="#000000" style:font-name="Verdana" fo:font-size="11.25pt" fo:letter-spacing="normal" fo:font-style="normal" fo:font-weight="normal" fo:background-color="#fff200" loext:char-shading-value="0" loext:padding="0cm" loext:border="none"/>
    </style:style>
    <style:style style:name="T26" style:family="text">
      <style:text-properties fo:font-variant="normal" fo:text-transform="none" fo:color="#000000" style:font-name="Verdana" fo:font-size="8.25pt" fo:letter-spacing="normal" fo:font-style="normal" fo:font-weight="bold"/>
    </style:style>
    <style:style style:name="T27" style:family="text">
      <style:text-properties fo:font-variant="normal" fo:text-transform="none" fo:color="#000000" style:font-name="Verdana" fo:font-size="8.25pt" fo:letter-spacing="normal" fo:font-style="normal" fo:font-weight="bold" loext:padding="0cm" loext:border="none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000000" fo:letter-spacing="normal" style:font-name-asian="Verdana" style:font-size-asian="11.25pt" style:font-style-asian="normal" style:font-weight-asian="normal"/>
    </style:style>
    <style:style style:name="T30" style:family="text">
      <style:text-properties fo:font-variant="normal" fo:text-transform="none" fo:color="#000000" fo:letter-spacing="normal" style:font-name-asian="Verdana" style:font-size-asian="11.25pt" style:font-style-asian="normal" style:font-weight-asian="normal" loext:padding="0cm" loext:border="none"/>
    </style:style>
    <style:style style:name="T31" style:family="text">
      <style:text-properties fo:font-variant="normal" fo:text-transform="none" fo:color="#000000" fo:letter-spacing="normal" style:font-name-asian="Verdana" style:font-size-asian="8.25pt" style:font-style-asian="normal" style:font-weight-asian="bold"/>
    </style:style>
    <style:style style:name="T32" style:family="text">
      <style:text-properties fo:font-variant="normal" fo:text-transform="none" fo:color="#000000" fo:letter-spacing="normal" fo:background-color="#fff200" loext:char-shading-value="0" style:font-name-asian="Verdana" style:font-size-asian="11.25pt" style:font-style-asian="normal" style:font-weight-asian="normal"/>
    </style:style>
    <style:style style:name="T33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34" style:family="text">
      <style:text-properties fo:font-variant="normal" fo:text-transform="none" fo:color="#000000" style:font-name="Consolas" fo:font-size="10.5pt" fo:letter-spacing="normal" fo:font-style="normal" fo:font-weight="normal" officeooo:rsid="001eb6e5" loext:padding="0cm" loext:border="none"/>
    </style:style>
    <style:style style:name="T35" style:family="text">
      <style:text-properties fo:font-variant="normal" fo:text-transform="none" fo:color="#000000" style:font-name="Consolas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Consolas" fo:font-size="10.5pt" fo:letter-spacing="normal" fo:font-style="normal" fo:font-weight="normal" fo:background-color="#f6f8fa" loext:char-shading-value="0" loext:padding="0cm" loext:border="none"/>
    </style:style>
    <style:style style:name="T37" style:family="text">
      <style:text-properties fo:font-variant="normal" fo:text-transform="none" fo:color="#0000ff" style:font-name="Verdana" fo:font-size="11.25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0000ff" fo:font-size="11.25pt" fo:letter-spacing="normal" fo:font-style="normal" fo:font-weight="normal" style:font-size-asian="11.25pt" style:font-style-asian="normal" style:font-weight-asian="normal" loext:padding="0cm" loext:border="none"/>
    </style:style>
    <style:style style:name="T39" style:family="text">
      <style:text-properties fo:font-variant="normal" fo:text-transform="none" fo:color="#0000ff" fo:font-size="11.2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a31515" style:font-name="Verdana" fo:font-size="11.2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a31515" fo:letter-spacing="normal" loext:padding="0cm" loext:border="none"/>
    </style:style>
    <style:style style:name="T42" style:family="text">
      <style:text-properties fo:font-variant="normal" fo:text-transform="none" fo:color="#a31515" fo:letter-spacing="normal" style:font-name-asian="Verdana" style:font-size-asian="11.25pt" style:font-style-asian="normal" style:font-weight-asian="normal" loext:padding="0cm" loext:border="none"/>
    </style:style>
    <style:style style:name="T43" style:family="text">
      <style:text-properties fo:font-variant="normal" fo:text-transform="none" fo:color="#a31515" fo:font-size="11.25pt" fo:letter-spacing="normal" fo:font-style="normal" fo:font-weight="normal" style:font-size-asian="11.25pt" style:font-style-asian="normal" style:font-weight-asian="normal" loext:padding="0cm" loext:border="none"/>
    </style:style>
    <style:style style:name="T44" style:family="text">
      <style:text-properties fo:font-variant="normal" fo:text-transform="none" fo:color="#a31515" fo:font-size="11.2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008000" style:font-name="Verdana" fo:font-size="11.2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008000" fo:letter-spacing="normal" style:font-name-asian="Verdana" style:font-size-asian="11.25pt" style:font-style-asian="normal" style:font-weight-asian="normal" loext:padding="0cm" loext:border="none"/>
    </style:style>
    <style:style style:name="T47" style:family="text">
      <style:text-properties fo:font-variant="normal" fo:text-transform="none" fo:color="#008000" fo:letter-spacing="normal" style:font-size-asian="11.25pt" style:font-style-asian="normal" style:font-weight-asian="normal" loext:padding="0cm" loext:border="none"/>
    </style:style>
    <style:style style:name="T48" style:family="text">
      <style:text-properties fo:font-variant="normal" fo:text-transform="none" fo:color="#008000" fo:font-size="11.25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333333" style:font-name="Verdana" fo:font-size="9pt" fo:letter-spacing="normal" fo:font-style="normal" fo:font-weight="bold" style:font-name-asian="Verdana" style:font-size-asian="11.25pt" style:font-style-asian="normal" style:font-weight-asian="normal" loext:padding="0cm" loext:border="none"/>
    </style:style>
    <style:style style:name="T50" style:family="text">
      <style:text-properties fo:font-variant="normal" fo:text-transform="none" fo:color="#333333" style:font-name="Verdana" fo:font-size="9pt" fo:letter-spacing="normal" fo:font-style="normal" fo:font-weight="bold" loext:padding="0cm" loext:border="none"/>
    </style:style>
    <style:style style:name="T51" style:family="text">
      <style:text-properties fo:font-variant="normal" fo:text-transform="none" fo:color="#333333" style:font-name="Verdana" fo:font-size="11.25pt" fo:letter-spacing="normal" fo:font-style="normal" fo:font-weight="normal"/>
    </style:style>
    <style:style style:name="T52" style:family="text">
      <style:text-properties fo:font-variant="normal" fo:text-transform="none" fo:color="#333333" style:font-name="Verdana" fo:font-size="11.2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333333" style:font-name="Verdana" fo:font-size="11.25pt" fo:letter-spacing="normal" fo:font-style="normal" fo:font-weight="normal" style:font-name-asian="Verdana" style:font-size-asian="9pt" style:font-style-asian="normal" style:font-weight-asian="bold" loext:padding="0cm" loext:border="none"/>
    </style:style>
    <style:style style:name="T54" style:family="text">
      <style:text-properties fo:font-variant="normal" fo:text-transform="none" fo:color="#333333" fo:letter-spacing="normal" style:font-name-asian="Verdana" style:font-size-asian="11.25pt" style:font-style-asian="normal" style:font-weight-asian="normal"/>
    </style:style>
    <style:style style:name="T55" style:family="text">
      <style:text-properties fo:font-variant="normal" fo:text-transform="none" fo:color="#333333" fo:letter-spacing="normal" style:font-name-asian="Verdana" style:font-size-asian="11.25pt" style:font-style-asian="normal" style:font-weight-asian="normal" loext:padding="0cm" loext:border="none"/>
    </style:style>
    <style:style style:name="T56" style:family="text">
      <style:text-properties fo:font-variant="normal" fo:text-transform="none" fo:color="#333333" fo:letter-spacing="normal" style:font-name-asian="Verdana" style:font-size-asian="9pt" style:font-style-asian="normal" style:font-weight-asian="bold" loext:padding="0cm" loext:border="none"/>
    </style:style>
    <style:style style:name="T57" style:family="text">
      <style:text-properties fo:font-variant="normal" fo:text-transform="none" fo:color="#24292e" fo:letter-spacing="normal" style:font-name-asian="apple-system2" style:font-size-asian="12pt" style:font-style-asian="normal" style:font-weight-asian="normal" loext:padding="0cm" loext:border="none"/>
    </style:style>
    <style:style style:name="T58" style:family="text">
      <style:text-properties fo:font-variant="normal" fo:text-transform="none" fo:color="#24292e" style:font-name="apple-system1" fo:font-size="10.5pt" fo:letter-spacing="normal" fo:font-style="normal" fo:font-weight="bold" style:font-name-asian="apple-system2" style:font-size-asian="12pt" style:font-style-asian="normal" style:font-weight-asian="normal"/>
    </style:style>
    <style:style style:name="T59" style:family="text">
      <style:text-properties fo:font-variant="normal" fo:text-transform="none" fo:color="#000088" style:font-name="Consolas" fo:font-size="10.5pt" fo:letter-spacing="normal" fo:font-style="normal" fo:font-weight="normal" officeooo:rsid="001eb6e5" loext:padding="0cm" loext:border="none"/>
    </style:style>
    <style:style style:name="T60" style:family="text">
      <style:text-properties fo:font-variant="normal" fo:text-transform="none" fo:color="#000088" style:font-name="Consolas" fo:font-size="10.5pt" fo:letter-spacing="normal" fo:font-style="normal" fo:font-weight="normal" loext:padding="0cm" loext:border="none"/>
    </style:style>
    <style:style style:name="T61" style:family="text">
      <style:text-properties fo:font-variant="normal" fo:text-transform="none" fo:color="#000088" style:font-name="Consolas" fo:font-size="10.5pt" fo:letter-spacing="normal" fo:font-style="normal" fo:font-weight="normal" fo:background-color="#f6f8fa" loext:char-shading-value="0" loext:padding="0cm" loext:border="none"/>
    </style:style>
    <style:style style:name="T62" style:family="text">
      <style:text-properties fo:font-variant="normal" fo:text-transform="none" fo:color="#009900" style:font-name="Consolas" fo:font-size="10.5pt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009900" style:font-name="Consolas" fo:font-size="10.5pt" fo:letter-spacing="normal" fo:font-style="normal" fo:font-weight="normal" officeooo:rsid="001eb6e5" loext:padding="0cm" loext:border="none"/>
    </style:style>
    <style:style style:name="T64" style:family="text">
      <style:text-properties fo:font-variant="normal" fo:text-transform="none" fo:color="#009900" style:font-name="Consolas" fo:font-size="10.5pt" fo:letter-spacing="normal" fo:font-style="normal" fo:font-weight="normal" officeooo:rsid="00460625" loext:padding="0cm" loext:border="none"/>
    </style:style>
    <style:style style:name="T65" style:family="text">
      <style:text-properties fo:font-variant="normal" fo:text-transform="none" fo:color="#880000" style:font-name="Consolas" fo:font-size="10.5pt" fo:letter-spacing="normal" fo:font-style="normal" fo:font-weight="normal" fo:background-color="#f6f8fa" loext:char-shading-value="0" loext:padding="0cm" loext:border="none"/>
    </style:style>
    <style:style style:name="T66" style:family="text">
      <style:text-properties fo:font-variant="normal" fo:text-transform="none" fo:color="#880000" fo:letter-spacing="normal" fo:background-color="#f6f8fa" loext:char-shading-value="0" style:font-name-asian="Consolas" style:font-size-asian="10.5pt" style:font-style-asian="normal" style:font-weight-asian="normal" loext:padding="0cm" loext:border="none"/>
    </style:style>
    <style:style style:name="T67" style:family="text">
      <style:text-properties fo:font-variant="normal" fo:text-transform="none" fo:color="#666666" fo:font-size="9.75pt" fo:letter-spacing="normal" fo:font-style="normal" fo:font-weight="normal"/>
    </style:style>
    <style:style style:name="T68" style:family="text">
      <style:text-properties fo:font-variant="normal" fo:text-transform="none" fo:color="#666666" fo:letter-spacing="normal" style:font-size-asian="9.75pt" style:font-style-asian="normal" style:font-weight-asian="normal"/>
    </style:style>
    <style:style style:name="T69" style:family="text">
      <style:text-properties fo:color="#0000ff" style:font-name="Verdana" fo:font-size="11.25pt" fo:font-style="normal" fo:font-weight="normal" style:font-size-asian="8.25pt" style:font-style-asian="normal" style:font-weight-asian="bold" loext:padding="0cm" loext:border="none"/>
    </style:style>
    <style:style style:name="T70" style:family="text">
      <style:text-properties fo:color="#a31515" style:font-name="Verdana" fo:font-size="11.25pt" fo:font-style="normal" fo:font-weight="normal" style:font-size-asian="8.25pt" style:font-style-asian="normal" style:font-weight-asian="bold" loext:padding="0cm" loext:border="none"/>
    </style:style>
    <style:style style:name="T71" style:family="text">
      <style:text-properties fo:font-size="10.5pt" fo:font-style="normal" fo:font-weight="bold" officeooo:rsid="00297f17" style:font-name-asian="apple-system2" loext:padding="0cm" loext:border="none"/>
    </style:style>
    <style:style style:name="T72" style:family="text">
      <style:text-properties fo:font-size="10.5pt" fo:font-style="normal" fo:font-weight="bold" officeooo:rsid="002a4472" style:font-name-asian="apple-system2" loext:padding="0cm" loext:border="none"/>
    </style:style>
    <style:style style:name="T73" style:family="text">
      <style:text-properties fo:font-size="10.5pt" fo:font-style="normal" fo:font-weight="bold" fo:background-color="#fdc578" loext:char-shading-value="0" style:font-name-asian="apple-system2" loext:padding="0cm" loext:border="none"/>
    </style:style>
    <style:style style:name="T74" style:family="text">
      <style:text-properties fo:font-size="10.5pt" fo:font-style="normal" fo:font-weight="bold" officeooo:rsid="002c24c9" fo:background-color="#fdc578" loext:char-shading-value="0" style:font-name-asian="apple-system2" loext:padding="0cm" loext:border="none"/>
    </style:style>
    <style:style style:name="T75" style:family="text">
      <style:text-properties style:text-line-through-style="none" style:text-line-through-type="none"/>
    </style:style>
    <style:style style:name="T76" style:family="text">
      <style:text-properties style:text-line-through-style="none" style:text-line-through-type="none" officeooo:rsid="00323814"/>
    </style:style>
    <style:style style:name="T77" style:family="text">
      <style:text-properties style:font-name="apple-system1" fo:font-size="10.5pt" fo:font-style="normal" fo:font-weight="bold" style:font-weight-asian="normal"/>
    </style:style>
    <style:style style:name="T78" style:family="text">
      <style:text-properties officeooo:rsid="002f9a59"/>
    </style:style>
    <style:style style:name="T79" style:family="text">
      <style:text-properties officeooo:rsid="00323814"/>
    </style:style>
    <style:style style:name="T80" style:family="text">
      <style:text-properties officeooo:rsid="0033c957"/>
    </style:style>
    <style:style style:name="T81" style:family="text">
      <style:text-properties officeooo:rsid="0033cb25"/>
    </style:style>
    <style:style style:name="T82" style:family="text">
      <style:text-properties officeooo:rsid="0034bc81"/>
    </style:style>
    <style:style style:name="T83" style:family="text">
      <style:text-properties fo:color="#ce181e"/>
    </style:style>
    <style:style style:name="T84" style:family="text">
      <style:text-properties fo:color="#ce181e" style:font-name="Consolas" fo:font-size="10.5pt" fo:font-style="normal" fo:font-weight="bold" officeooo:rsid="001eb6e5" fo:background-color="#e7e5dc" loext:char-shading-value="0" style:font-weight-asian="bold" style:font-weight-complex="bold" loext:padding="0cm" loext:border="none"/>
    </style:style>
    <style:style style:name="T85" style:family="text">
      <style:text-properties fo:color="#ce181e" style:font-name="Consolas" fo:font-size="10.5pt" fo:font-style="normal" fo:font-weight="bold" officeooo:rsid="0035a376" fo:background-color="#e7e5dc" loext:char-shading-value="0" style:font-weight-asian="bold" style:font-weight-complex="bold" loext:padding="0cm" loext:border="none"/>
    </style:style>
    <style:style style:name="T86" style:family="text">
      <style:text-properties fo:color="#ce181e" style:font-name="Consolas" fo:font-size="10.5pt" fo:font-style="normal" fo:font-weight="bold" officeooo:rsid="0035a376" fo:background-color="#e7e5dc" loext:char-shading-value="0" style:font-name-asian="apple-system" style:font-size-asian="12pt" style:font-style-asian="normal" style:font-weight-asian="normal" style:font-weight-complex="bold" loext:padding="0cm" loext:border="none"/>
    </style:style>
    <style:style style:name="T87" style:family="text">
      <style:text-properties fo:color="#ce181e" style:font-name="apple-system" fo:font-size="12pt" fo:font-style="normal" fo:font-weight="normal" officeooo:rsid="0035a376" fo:background-color="#e7e5dc" loext:char-shading-value="0" style:font-weight-asian="bold" style:font-weight-complex="bold" loext:padding="0cm" loext:border="none"/>
    </style:style>
    <style:style style:name="T88" style:family="text">
      <style:text-properties fo:color="#ce181e" style:font-name="apple-system" fo:font-size="12pt" fo:font-style="normal" fo:font-weight="normal" fo:background-color="#e7e5dc" loext:char-shading-value="0" style:font-weight-asian="bold" style:font-weight-complex="bold" loext:padding="0cm" loext:border="none"/>
    </style:style>
    <style:style style:name="T89" style:family="text">
      <style:text-properties fo:color="#ce181e" style:font-name="apple-system" fo:font-size="12pt" fo:font-style="normal" fo:font-weight="normal" officeooo:rsid="0035a376" fo:background-color="#e7e5dc" loext:char-shading-value="0" style:font-name-asian="apple-system" style:font-size-asian="12pt" style:font-style-asian="normal" style:font-weight-asian="normal" style:font-weight-complex="bold" loext:padding="0cm" loext:border="none"/>
    </style:style>
    <style:style style:name="T90" style:family="text">
      <style:text-properties officeooo:rsid="00380db0"/>
    </style:style>
    <style:style style:name="T91" style:family="text">
      <style:text-properties officeooo:rsid="003fa98a"/>
    </style:style>
    <style:style style:name="T92" style:family="text">
      <style:text-properties officeooo:rsid="0016786d"/>
    </style:style>
    <style:style style:name="T93" style:family="text">
      <style:text-properties fo:color="#000088" style:font-name="Consolas" fo:font-size="10.5pt" fo:font-style="normal" fo:font-weight="normal" officeooo:rsid="001eb6e5" loext:padding="0cm" loext:border="none"/>
    </style:style>
    <style:style style:name="T94" style:family="text">
      <style:text-properties fo:color="#111111" style:font-name="apple-system" fo:font-size="12pt" fo:font-style="normal" fo:font-weight="normal" fo:background-color="#e7e5dc" loext:char-shading-value="0" style:font-weight-asian="normal" style:font-weight-complex="normal" loext:padding="0cm" loext:border="none"/>
    </style:style>
    <style:style style:name="T95" style:family="text">
      <style:text-properties officeooo:rsid="004b8d93"/>
    </style:style>
    <style:style style:name="T96" style:family="text">
      <style:text-properties officeooo:rsid="004d1477"/>
    </style:style>
    <style:style style:name="T97" style:family="text">
      <style:text-properties officeooo:rsid="00501d01"/>
    </style:style>
    <style:style style:name="T98" style:family="text">
      <style:text-properties officeooo:rsid="00520c2e"/>
    </style:style>
    <style:style style:name="T99" style:family="text">
      <style:text-properties officeooo:rsid="005e7585"/>
    </style:style>
    <style:style style:name="T100" style:family="text">
      <style:text-properties officeooo:rsid="005f1296"/>
    </style:style>
    <style:style style:name="T101" style:family="text">
      <style:text-properties fo:color="#d4d4d4" style:font-name="Droid Sans Mono" fo:font-size="10.5pt" fo:font-weight="normal" fo:background-color="#1e1e1e" loext:char-shading-value="0"/>
    </style:style>
    <style:style style:name="T102" style:family="text">
      <style:text-properties fo:color="#9cdcfe" style:font-name="Droid Sans Mono" fo:font-size="10.5pt" fo:font-weight="normal" fo:background-color="#1e1e1e" loext:char-shading-value="0"/>
    </style:style>
    <style:style style:name="T103" style:family="text">
      <style:text-properties fo:color="#9cdcfe" style:font-name="Droid Sans Mono" fo:font-size="10.5pt" fo:font-weight="normal" officeooo:rsid="0062352a" fo:background-color="#1e1e1e" loext:char-shading-value="0"/>
    </style:style>
    <style:style style:name="T104" style:family="text">
      <style:text-properties fo:color="#9cdcfe" fo:font-size="10.5pt" fo:font-weight="normal" fo:background-color="#1e1e1e" loext:char-shading-value="0"/>
    </style:style>
    <style:style style:name="T105" style:family="text">
      <style:text-properties fo:color="#ce9178" style:font-name="Droid Sans Mono" fo:font-size="10.5pt" fo:font-weight="normal" fo:background-color="#1e1e1e" loext:char-shading-value="0"/>
    </style:style>
    <style:style style:name="T106" style:family="text">
      <style:text-properties officeooo:rsid="00604542"/>
    </style:style>
    <style:style style:name="T107" style:family="text">
      <style:text-properties officeooo:rsid="0062352a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<text:bookmark text:name="koa2快速开始"/><text:span text:style-name="Strong_20_Emphasis"><text:span text:style-name="T16">Koa2</text:span></text:span><text:span text:style-name="Strong_20_Emphasis"><text:span text:style-name="T12">快速开始，这个目录是最简的Koa架子，后面可以做测试</text:span></text:span></text:h>
      <text:h text:style-name="P9" text:outline-level="4"><text:bookmark text:name="安装koa2"/><text:span text:style-name="T11">安装</text:span><text:span text:style-name="T7">Koa2</text:span></text:h>
      <text:p text:style-name="P1"><text:span text:style-name="Source_20_Text"><text:span text:style-name="T39">Npm init</text:span></text:span></text:p>
      <text:p text:style-name="P1"><text:span text:style-name="Source_20_Text"><text:span text:style-name="T39">npm install koa</text:span></text:span></text:p>
      <text:p text:style-name="P19"><text:span text:style-name="T8">一个简单的</text:span><text:span text:style-name="T3">HelloWorld</text:span><text:span text:style-name="T8">程序开场</text:span><text:span text:style-name="T3">,</text:span></text:p>
      <text:p text:style-name="P1"><text:span text:style-name="Source_20_Text"><text:span text:style-name="T45">//index.js</text:span></text:span></text:p>
      <text:p text:style-name="P1"><text:span text:style-name="Source_20_Text"><text:span text:style-name="T37">const Koa = <text:s/>equire(</text:span></text:span><text:span text:style-name="Source_20_Text"><text:span text:style-name="T40">'koa')</text:span></text:span></text:p>
      <text:p text:style-name="P1"><text:span text:style-name="Source_20_Text"><text:span text:style-name="T37">const app = new Koa()</text:span></text:span></text:p>
      <text:p text:style-name="P27"/>
      <text:p text:style-name="P1"><text:span text:style-name="Source_20_Text"><text:span text:style-name="T37">app.use(async ctx =&gt; {</text:span></text:span></text:p>
      <text:p text:style-name="P1"><text:span text:style-name="Source_20_Text"><text:span text:style-name="T37"><text:tab/>ctx.body=</text:span></text:span><text:span text:style-name="Source_20_Text"><text:span text:style-name="T40">'HelloWorld'</text:span></text:span></text:p>
      <text:p text:style-name="P1"><text:span text:style-name="Source_20_Text"><text:span text:style-name="T40">})</text:span></text:span></text:p>
      <text:p text:style-name="P27"/>
      <text:p text:style-name="P1"><text:span text:style-name="Source_20_Text"><text:span text:style-name="T40">app.listen(3000, () =&gt; {</text:span></text:span></text:p>
      <text:p text:style-name="P1"><text:span text:style-name="Source_20_Text"><text:span text:style-name="T37"><text:tab/>console.log(</text:span></text:span><text:span text:style-name="Source_20_Text"><text:span text:style-name="T40">"server is running at 3000 port");</text:span></text:span></text:p>
      <text:p text:style-name="P1"><text:span text:style-name="Source_20_Text"><text:span text:style-name="T40">})</text:span></text:span></text:p>
      <text:h text:style-name="P11" text:outline-level="3"><text:span text:style-name="Strong_20_Emphasis"><text:span text:style-name="T13">在index.</text:span></text:span><text:span text:style-name="Strong_20_Emphasis"><text:span text:style-name="T14">js文件中的测试</text:span></text:span></text:h>
      <text:h text:style-name="P11" text:outline-level="3"><text:bookmark text:name="使用asyncawait语法"/><text:span text:style-name="Strong_20_Emphasis"><text:span text:style-name="T12">使用</text:span></text:span><text:span text:style-name="Strong_20_Emphasis"><text:span text:style-name="T15">Async/Await</text:span></text:span><text:span text:style-name="Strong_20_Emphasis"><text:span text:style-name="T12">语法</text:span></text:span></text:h>
      <text:p text:style-name="P19"><text:span text:style-name="T8">在讲解</text:span><text:span text:style-name="T3">Async/Await</text:span><text:span text:style-name="T8">之前，有必要简单讲一下</text:span><text:span text:style-name="T3">javascript</text:span><text:span text:style-name="T8">的异步发展历程</text:span><text:span text:style-name="T3">,</text:span><text:span text:style-name="T8">并给每种异步的方式给一段示例代码</text:span></text:p>
      <text:p text:style-name="P20">异步主要经历了这么几个过程：</text:p>
      <text:p text:style-name="P19"><text:span text:style-name="T3">Es6</text:span><text:span text:style-name="T8">之前：</text:span></text:p>
      <text:list xml:id="list1441763180" text:style-name="L1">
        <text:list-item>
          <text:p text:style-name="P59"><text:span text:style-name="T8">回调函数（</text:span><text:span text:style-name="T3">callback</text:span><text:span text:style-name="T8">）</text:span></text:p>
        </text:list-item>
      </text:list>
      <text:p text:style-name="P22">Es6</text:p>
      <text:list xml:id="list3568114986" text:style-name="L2">
        <text:list-item>
          <text:p text:style-name="P60"><text:span text:style-name="T3">Promise</text:span><text:span text:style-name="T8">对象</text:span></text:p>
        </text:list-item>
        <text:list-item>
          <text:p text:style-name="P60"><text:span text:style-name="T3">Generator</text:span><text:span text:style-name="T8">函数</text:span></text:p>
        </text:list-item>
      </text:list>
      <text:p text:style-name="P22">Es7</text:p>
      <text:list xml:id="list1032773711" text:style-name="L3">
        <text:list-item>
          <text:p text:style-name="P61"><text:span text:style-name="T3">async/await</text:span><text:span text:style-name="T8">语法</text:span></text:p>
        </text:list-item>
      </text:list>
      <text:h text:style-name="P7" text:outline-level="5"><text:bookmark text:name="使用asyncawait"/><text:span text:style-name="T9">使用</text:span><text:span text:style-name="T4">async/await</text:span></text:h>
      <text:list xml:id="list1657987224" text:style-name="L4">
        <text:list-item>
          <text:p text:style-name="P62"><text:span text:style-name="T3">async</text:span><text:span text:style-name="T8">用于声明一个</text:span><text:span text:style-name="T3">function</text:span><text:span text:style-name="T8">是异步的</text:span></text:p>
        </text:list-item>
        <text:list-item>
          <text:p text:style-name="P62"><text:span text:style-name="T3">await</text:span><text:span text:style-name="T8">只能出现在用</text:span><text:span text:style-name="T3">async</text:span><text:span text:style-name="T8">修饰的</text:span><text:span text:style-name="T3">function</text:span><text:span text:style-name="T8">中</text:span></text:p>
          <text:p text:style-name="P63"/>
        </text:list-item>
      </text:list>
      <text:list xml:id="list678333064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64" text:outline-level="6"><text:soft-page-break/><text:span text:style-name="T26">async</text:span><text:span text:style-name="T31">到底起什么作用</text:span></text:h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Source_20_Text"><text:span text:style-name="T69">Async function </text:span></text:span><text:span text:style-name="Source_20_Text"><text:span text:style-name="T70">test(){</text:span></text:span></text:p>
      <text:p text:style-name="P1"><text:span text:style-name="Source_20_Text"><text:span text:style-name="T37"><text:tab/>return </text:span></text:span><text:span text:style-name="Source_20_Text"><text:span text:style-name="T40">"Hello World";</text:span></text:span></text:p>
      <text:p text:style-name="P1"><text:span text:style-name="Source_20_Text"><text:span text:style-name="T40">}</text:span></text:span></text:p>
      <text:p text:style-name="P27"/>
      <text:p text:style-name="P1"><text:span text:style-name="Source_20_Text"><text:span text:style-name="T37">var result = test();</text:span></text:span></text:p>
      <text:p text:style-name="P1"><text:span text:style-name="Source_20_Text"><text:span text:style-name="T37">console.log(result);<text:tab/><text:tab/></text:span></text:span><text:span text:style-name="Source_20_Text"><text:span text:style-name="T45">//</text:span></text:span><text:span text:style-name="Source_20_Text"><text:span text:style-name="T46">打印</text:span></text:span><text:span text:style-name="Source_20_Text"><text:span text:style-name="T45">Promise{'HelloWorld'}</text:span></text:span></text:p>
      <text:p text:style-name="P1"><text:span text:style-name="Source_20_Text"><text:span text:style-name="T45"/></text:span></text:p>
      <text:p text:style-name="P54"><text:span text:style-name="T20"><text:tab/></text:span><text:span text:style-name="T24">async</text:span><text:span text:style-name="T32">函数返回一个</text:span><text:span text:style-name="T24">promise</text:span><text:span text:style-name="T32">对象，如果在</text:span><text:span text:style-name="T24">async</text:span><text:span text:style-name="T32">函数中返回一个直接量，</text:span><text:span text:style-name="T24">async</text:span><text:span text:style-name="T32">会通过</text:span><text:span text:style-name="Source_20_Text"><text:span text:style-name="T25">Promise.resolve</text:span></text:span><text:span text:style-name="T32">封装成</text:span><text:span text:style-name="T24">Promise</text:span><text:span text:style-name="T32">对象。我们可以通过调用</text:span><text:span text:style-name="T24">promise</text:span><text:span text:style-name="T32">对象的</text:span><text:span text:style-name="Source_20_Text"><text:span text:style-name="T25">then</text:span></text:span><text:span text:style-name="T32">方法，获取这个直接量。</text:span></text:p>
      <text:p text:style-name="P55"/>
      <text:p text:style-name="P1"><text:span text:style-name="Source_20_Text"><text:span text:style-name="T21">test().then(data=&gt;{</text:span></text:span></text:p>
      <text:p text:style-name="P1"><text:span text:style-name="Source_20_Text"><text:span text:style-name="T37">console.log(data);</text:span></text:span></text:p>
      <text:p text:style-name="P1"><text:span text:style-name="Source_20_Text"><text:span text:style-name="T37">})</text:span></text:span></text:p>
      <text:p text:style-name="P1"><text:span text:style-name="Source_20_Text"><text:span text:style-name="T45">//</text:span></text:span><text:span text:style-name="Source_20_Text"><text:span text:style-name="T46">打印</text:span></text:span><text:span text:style-name="Source_20_Text"><text:span text:style-name="T45">"HelloWorld"</text:span></text:span></text:p>
      <text:p text:style-name="P19"><text:span text:style-name="T8">那如果</text:span><text:span text:style-name="T3">async</text:span><text:span text:style-name="T8">函数不返回值，又会是怎么样呢？</text:span></text:p>
      <text:p text:style-name="P1"><text:span text:style-name="Source_20_Text"><text:span text:style-name="T45">//</text:span></text:span><text:span text:style-name="Source_20_Text"><text:span text:style-name="T46">不返回值</text:span></text:span></text:p>
      <text:p text:style-name="P1"><text:span text:style-name="Source_20_Text"><text:span text:style-name="T37">async function </text:span></text:span><text:span text:style-name="Source_20_Text"><text:span text:style-name="T40">test(){</text:span></text:span></text:p>
      <text:p text:style-name="P27"><text:span text:style-name="Source_20_Text"><text:span text:style-name="T41"/></text:span></text:p>
      <text:p text:style-name="P1"><text:span text:style-name="Source_20_Text"><text:span text:style-name="T40">}</text:span></text:span></text:p>
      <text:p text:style-name="P1"><text:span text:style-name="Source_20_Text"><text:span text:style-name="T37">var result=test();</text:span></text:span></text:p>
      <text:p text:style-name="P1"><text:span text:style-name="Source_20_Text"><text:span text:style-name="T37">console.log(result);</text:span></text:span><text:span text:style-name="Source_20_Text"><text:span text:style-name="T45">//</text:span></text:span><text:span text:style-name="Source_20_Text"><text:span text:style-name="T46">打印</text:span></text:span><text:span text:style-name="Source_20_Text"><text:span text:style-name="T45">Promise{undefined}</text:span></text:span></text:p>
      <text:p text:style-name="P8"/>
      <text:h text:style-name="P5" text:outline-level="6"><text:bookmark text:name="await到底在等什么"/><text:span text:style-name="T6">await</text:span><text:span text:style-name="T10">到底在等什么</text:span></text:h>
      <text:p text:style-name="P21"><text:span text:style-name="T3"><text:tab/>await</text:span><text:span text:style-name="T8">会暂停当前</text:span><text:span text:style-name="T3">async</text:span><text:span text:style-name="T8">的执行，</text:span><text:span text:style-name="T3">await</text:span><text:span text:style-name="T8">会阻塞代码的执行，直到</text:span><text:span text:style-name="T3">await</text:span><text:span text:style-name="T8">后的表达式处理完成，代码才能继续往下执行。</text:span></text:p>
      <text:p text:style-name="P19"><text:span text:style-name="T3">await</text:span><text:span text:style-name="T8">后的表达式既可以是一个</text:span><text:span text:style-name="T3">Promise</text:span><text:span text:style-name="T8">对象，也可以是任何要等待的值。</text:span></text:p>
      <text:p text:style-name="P23"><text:span text:style-name="T29">如果</text:span><text:span text:style-name="T20">await</text:span><text:span text:style-name="T29">等到的是一个</text:span><text:span text:style-name="T20">Promise</text:span><text:span text:style-name="T29">对象，</text:span><text:span text:style-name="T20">await</text:span><text:span text:style-name="T29">就忙起来了，它会</text:span><text:span text:style-name="Strong_20_Emphasis"><text:span text:style-name="T30">阻塞</text:span></text:span><text:span text:style-name="T29">后面的代码，等着</text:span><text:span text:style-name="T20">Promise</text:span><text:span text:style-name="T29">对象</text:span><text:span text:style-name="T20">resolve</text:span><text:span text:style-name="T29">，然后得到</text:span><text:span text:style-name="T20">resolve</text:span><text:span text:style-name="T29">的值，作为</text:span><text:span text:style-name="T20">await</text:span><text:span text:style-name="T29">表达式的运算结果。</text:span></text:p>
      <text:p text:style-name="P29"><text:span text:style-name="T8">上边你看到阻塞一词，不要惊慌，</text:span><text:span text:style-name="T3">async/await</text:span><text:span text:style-name="T8">只是一种语法糖，代码执行与多个</text:span><text:span text:style-name="T3">callback</text:span><text:span text:style-name="T8">嵌套调用没有区别，本质并不是同步代码，它只是让你思考代码逻辑的时候能够以同步的思维去思考，避开回调地狱，简而言之</text:span><text:span text:style-name="T3">async/await</text:span><text:span text:style-name="T8">是以同步的思维去写异步的代码，所以</text:span><text:span text:style-name="T3">async/await</text:span><text:span text:style-name="T8">并不会影响</text:span><text:span text:style-name="T3">node</text:span><text:span text:style-name="T8">的并发数，大家可以大胆的应用到项目中去！</text:span></text:p>
      <text:p text:style-name="P19"><text:soft-page-break/><text:span text:style-name="T8">如果它等到的不是一个</text:span><text:span text:style-name="T3">Promise</text:span><text:span text:style-name="T8">对象，那</text:span><text:span text:style-name="T3">await</text:span><text:span text:style-name="T8">表达式的运算结果就是它等到的东西。</text:span></text:p>
      <text:p text:style-name="P8">举个例子</text:p>
      <text:p text:style-name="P1"><text:span text:style-name="Source_20_Text"><text:span text:style-name="T37">function </text:span></text:span><text:span text:style-name="Source_20_Text"><text:span text:style-name="T40">A(){</text:span></text:span></text:p>
      <text:p text:style-name="P1"><text:span text:style-name="Source_20_Text"><text:span text:style-name="T37"><text:tab/>return</text:span></text:span><text:span text:style-name="Source_20_Text"><text:span text:style-name="T40">"Hello";</text:span></text:span></text:p>
      <text:p text:style-name="P1"><text:span text:style-name="Source_20_Text"><text:span text:style-name="T40">}</text:span></text:span></text:p>
      <text:p text:style-name="P27"/>
      <text:p text:style-name="P1"><text:span text:style-name="Source_20_Text"><text:span text:style-name="T37">async function </text:span></text:span><text:span text:style-name="Source_20_Text"><text:span text:style-name="T40">B(){</text:span></text:span></text:p>
      <text:p text:style-name="P1"><text:span text:style-name="Source_20_Text"><text:span text:style-name="T37"><text:tab/>return</text:span></text:span><text:span text:style-name="Source_20_Text"><text:span text:style-name="T40">"World";</text:span></text:span></text:p>
      <text:p text:style-name="P1"><text:span text:style-name="Source_20_Text"><text:span text:style-name="T40">}</text:span></text:span></text:p>
      <text:p text:style-name="P27"/>
      <text:p text:style-name="P1"><text:span text:style-name="Source_20_Text"><text:span text:style-name="T37">async function </text:span></text:span><text:span text:style-name="Source_20_Text"><text:span text:style-name="T40">C() {</text:span></text:span></text:p>
      <text:p text:style-name="P1"><text:span text:style-name="Source_20_Text"><text:span text:style-name="T45"><text:tab/>//</text:span></text:span><text:span text:style-name="Source_20_Text"><text:span text:style-name="T46">等待一个字符串</text:span></text:span></text:p>
      <text:p text:style-name="P1"><text:span text:style-name="Source_20_Text"><text:span text:style-name="T37"><text:tab/>var s1=await A();</text:span></text:span></text:p>
      <text:p text:style-name="P1"><text:span text:style-name="Source_20_Text"><text:span text:style-name="T45"><text:tab/>//</text:span></text:span><text:span text:style-name="Source_20_Text"><text:span text:style-name="T46">等待一个</text:span></text:span><text:span text:style-name="Source_20_Text"><text:span text:style-name="T45">promise</text:span></text:span><text:span text:style-name="Source_20_Text"><text:span text:style-name="T46">对象，</text:span></text:span><text:span text:style-name="Source_20_Text"><text:span text:style-name="T45">await</text:span></text:span><text:span text:style-name="Source_20_Text"><text:span text:style-name="T46">的返回值是</text:span></text:span><text:span text:style-name="Source_20_Text"><text:span text:style-name="T45">promise</text:span></text:span><text:span text:style-name="Source_20_Text"><text:span text:style-name="T46">对象</text:span></text:span><text:span text:style-name="Source_20_Text"><text:span text:style-name="T45">resolve</text:span></text:span><text:span text:style-name="Source_20_Text"><text:span text:style-name="T46">的值，也就是</text:span></text:span><text:span text:style-name="Source_20_Text"><text:span text:style-name="T45">"World"</text:span></text:span></text:p>
      <text:p text:style-name="P1"><text:span text:style-name="Source_20_Text"><text:span text:style-name="T37"><text:tab/>var s2=await B();</text:span></text:span></text:p>
      <text:p text:style-name="P1"><text:span text:style-name="Source_20_Text"><text:span text:style-name="T37"><text:tab/>console.log(s1+s2);</text:span></text:span></text:p>
      <text:p text:style-name="P1"><text:span text:style-name="Source_20_Text"><text:span text:style-name="T37">}</text:span></text:span></text:p>
      <text:p text:style-name="P27"/>
      <text:p text:style-name="P1"><text:span text:style-name="Source_20_Text"><text:span text:style-name="T37">C(); </text:span></text:span><text:span text:style-name="Source_20_Text"><text:span text:style-name="T45">//</text:span></text:span><text:span text:style-name="Source_20_Text"><text:span text:style-name="T46">打印</text:span></text:span><text:span text:style-name="Source_20_Text"><text:span text:style-name="T45">"HelloWorld"</text:span></text:span></text:p>
      <text:p text:style-name="P8"/>
      <text:h text:style-name="P10" text:outline-level="5"><text:bookmark text:name="回调函数callback"/><text:span text:style-name="Strong_20_Emphasis"><text:span text:style-name="T1">回调函数（</text:span></text:span><text:span text:style-name="Strong_20_Emphasis"><text:span text:style-name="T2">callback</text:span></text:span><text:span text:style-name="Strong_20_Emphasis"><text:span text:style-name="T1">）</text:span></text:span></text:h>
      <text:p text:style-name="P30"><text:span text:style-name="T54">回调函数就是一个参数，将这个函数作为参数传到另一个函数里面，当那个函数执行完之后，再执行传进去的这个函数。这个过程就叫做回调，回调其实按字面意思也很好理解，先处理主函数，</text:span><text:span text:style-name="Strong_20_Emphasis"><text:span text:style-name="T55">回头再调用</text:span></text:span><text:span text:style-name="T54">作为参数传进来的这个参数，举个栗子。</text:span></text:p>
      <text:p text:style-name="P1"><text:span text:style-name="Source_20_Text"><text:span text:style-name="T37">Function </text:span></text:span><text:span text:style-name="Source_20_Text"><text:span text:style-name="T40">A(callback){</text:span></text:span></text:p>
      <text:p text:style-name="P1"><text:span text:style-name="Source_20_Text"><text:span text:style-name="T37"><text:tab/>console.log(</text:span></text:span><text:span text:style-name="Source_20_Text"><text:span text:style-name="T40">"</text:span></text:span><text:span text:style-name="Source_20_Text"><text:span text:style-name="T42">我是主函数</text:span></text:span><text:span text:style-name="Source_20_Text"><text:span text:style-name="T40">");</text:span></text:span></text:p>
      <text:p text:style-name="P1"><text:span text:style-name="Source_20_Text"><text:span text:style-name="T40"><text:tab/>callback();</text:span></text:span></text:p>
      <text:p text:style-name="P1"><text:span text:style-name="Source_20_Text"><text:span text:style-name="T40">}</text:span></text:span></text:p>
      <text:p text:style-name="P27"/>
      <text:p text:style-name="P1"><text:span text:style-name="Source_20_Text"><text:span text:style-name="T37">function</text:span></text:span><text:span text:style-name="Source_20_Text"><text:span text:style-name="T40">B(){</text:span></text:span></text:p>
      <text:p text:style-name="P1"><text:span text:style-name="Source_20_Text"><text:span text:style-name="T37"><text:tab/>console.log(</text:span></text:span><text:span text:style-name="Source_20_Text"><text:span text:style-name="T40">"</text:span></text:span><text:span text:style-name="Source_20_Text"><text:span text:style-name="T42">我是回调函数</text:span></text:span><text:span text:style-name="Source_20_Text"><text:span text:style-name="T40">");</text:span></text:span></text:p>
      <text:p text:style-name="P1"><text:span text:style-name="Source_20_Text"><text:span text:style-name="T40">}</text:span></text:span></text:p>
      <text:p text:style-name="P27"/>
      <text:p text:style-name="P1"><text:span text:style-name="Source_20_Text"><text:span text:style-name="T40">A(B);</text:span></text:span></text:p>
      <text:p text:style-name="P1"><text:span text:style-name="Source_20_Text"><text:span text:style-name="T45">//</text:span></text:span><text:span text:style-name="Source_20_Text"><text:span text:style-name="T46">输出结果</text:span></text:span></text:p>
      <text:p text:style-name="P27"><text:span text:style-name="Source_20_Text"><text:span text:style-name="T46">我是主函数</text:span></text:span></text:p>
      <text:p text:style-name="P27"><text:span text:style-name="Source_20_Text"><text:span text:style-name="T46">我是回调函数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/></text:span></text:p>
      <text:h text:style-name="P28" text:outline-level="5"><text:bookmark text:name="promise对象"/><text:span text:style-name="Source_20_Text"><text:span text:style-name="T49">Promise</text:span></text:span><text:span text:style-name="Source_20_Text"><text:span text:style-name="T56">对象</text:span></text:span></text:h>
      <text:p text:style-name="P30"><text:span text:style-name="Strong_20_Emphasis"><text:span text:style-name="T52">Promise</text:span></text:span><text:span text:style-name="T54">对象用于一个异步操作的最终完成（或失败）及其结果值的表示。</text:span><text:span text:style-name="T51">(</text:span><text:span text:style-name="T54">简单点说就是处理异步请求。我们经常会做些承诺，如果我赢了你就嫁给我，如果输了我</text:span><text:soft-page-break/><text:span text:style-name="T54">就嫁给你之类的诺言。这就是</text:span><text:span text:style-name="T51">promise</text:span><text:span text:style-name="T54">的中文含义：诺言，一个成功，一个失败。</text:span><text:span text:style-name="T51">)</text:span></text:p>
      <text:p text:style-name="P29">​<text:span text:style-name="T3">MDN</text:span><text:span text:style-name="T8">对</text:span><text:span text:style-name="T3">Promise</text:span><text:span text:style-name="T8">的解释</text:span></text:p>
      <text:p text:style-name="P19"><text:span text:style-name="T8">例子：使用</text:span><text:span text:style-name="T3">Promise</text:span><text:span text:style-name="T8">封装</text:span><text:span text:style-name="T3">fs</text:span><text:span text:style-name="T8">模块中的</text:span><text:span text:style-name="T3">readFile()</text:span><text:span text:style-name="T8">方法</text:span></text:p>
      <text:h text:style-name="P5" text:outline-level="6"><text:bookmark text:name="创建一个promise对象"/><text:span text:style-name="T10">创建一个</text:span><text:span text:style-name="T5">Promise</text:span><text:span text:style-name="T10">对象</text:span></text:h>
      <text:p text:style-name="P23"><text:span text:style-name="T28">​</text:span><text:span text:style-name="T20">Promise</text:span><text:span text:style-name="T29">构造函数的参数是一个函数，我们把它称为处理器函数，处理器函数接收两个函数</text:span><text:span text:style-name="Source_20_Text"><text:span text:style-name="T21">reslove</text:span></text:span><text:span text:style-name="T29">和</text:span><text:span text:style-name="Source_20_Text"><text:span text:style-name="T21">reject</text:span></text:span><text:span text:style-name="T29">作为其参数，当异步操作顺利执行则执行</text:span><text:span text:style-name="Source_20_Text"><text:span text:style-name="T21">reslove</text:span></text:span><text:span text:style-name="T29">函数</text:span><text:span text:style-name="T20">,</text:span><text:span text:style-name="T29">当异步操作中发生异常时，则执行</text:span><text:span text:style-name="Source_20_Text"><text:span text:style-name="T21">reject</text:span></text:span><text:span text:style-name="T29">函数。通过</text:span><text:span text:style-name="Source_20_Text"><text:span text:style-name="T21">resolve</text:span></text:span><text:span text:style-name="T29">传入得的值，可以在</text:span><text:span text:style-name="Source_20_Text"><text:span text:style-name="T21">then</text:span></text:span><text:span text:style-name="T29">方法中获取到，通过</text:span><text:span text:style-name="Source_20_Text"><text:span text:style-name="T21">reject</text:span></text:span><text:span text:style-name="T29">传入的值可以在</text:span><text:span text:style-name="Source_20_Text"><text:span text:style-name="T21">chatch</text:span></text:span><text:span text:style-name="T29">方法中获取到</text:span><text:span text:style-name="T20">,</text:span></text:p>
      <text:p text:style-name="P23"><text:span text:style-name="T28">​</text:span><text:span text:style-name="T29">因为</text:span><text:span text:style-name="Source_20_Text"><text:span text:style-name="T21">then</text:span></text:span><text:span text:style-name="T29">和</text:span><text:span text:style-name="Source_20_Text"><text:span text:style-name="T21">catch</text:span></text:span><text:span text:style-name="T29">都返回一个相同的</text:span><text:span text:style-name="T20">promise</text:span><text:span text:style-name="T29">对象，所以可以进行链式调用。</text:span></text:p>
      <text:p text:style-name="P24"/>
      <text:p text:style-name="P25"><text:span text:style-name="Source_20_Text"><text:span text:style-name="T38">constfs=require(</text:span></text:span><text:span text:style-name="Source_20_Text"><text:span text:style-name="T43">"fs");</text:span></text:span></text:p>
      <text:p text:style-name="P27"/>
      <text:p text:style-name="P1"><text:span text:style-name="Source_20_Text"><text:span text:style-name="T48">//path</text:span></text:span><text:span text:style-name="Source_20_Text"><text:span text:style-name="T47">参数是文件的路径，返回一个</text:span></text:span><text:span text:style-name="Source_20_Text"><text:span text:style-name="T48">Promise</text:span></text:span><text:span text:style-name="Source_20_Text"><text:span text:style-name="T47">对象</text:span></text:span></text:p>
      <text:p text:style-name="P1"><text:span text:style-name="Source_20_Text"><text:span text:style-name="T39">function</text:span></text:span><text:span text:style-name="Source_20_Text"><text:span text:style-name="T44">readFileByPromise(path){</text:span></text:span></text:p>
      <text:p text:style-name="P1"><text:span text:style-name="Source_20_Text"><text:span text:style-name="T48">//</text:span></text:span><text:span text:style-name="Source_20_Text"><text:span text:style-name="T47">显示返回一个</text:span></text:span><text:span text:style-name="Source_20_Text"><text:span text:style-name="T48">Promise</text:span></text:span><text:span text:style-name="Source_20_Text"><text:span text:style-name="T47">对象</text:span></text:span></text:p>
      <text:p text:style-name="P1"><text:span text:style-name="Source_20_Text"><text:span text:style-name="T39">returnnewPromise((resolve,reject)=&gt;{</text:span></text:span></text:p>
      <text:p text:style-name="P1"><text:span text:style-name="Source_20_Text"><text:span text:style-name="T39">fs.readFile(path,</text:span></text:span><text:span text:style-name="Source_20_Text"><text:span text:style-name="T44">"utf8",</text:span></text:span><text:span text:style-name="Source_20_Text"><text:span text:style-name="T39">function(err,data){</text:span></text:span></text:p>
      <text:p text:style-name="P1"><text:span text:style-name="Source_20_Text"><text:span text:style-name="T39">if(err)</text:span></text:span></text:p>
      <text:p text:style-name="P1"><text:span text:style-name="Source_20_Text"><text:span text:style-name="T39">reject(err);</text:span></text:span></text:p>
      <text:p text:style-name="P1"><text:span text:style-name="Source_20_Text"><text:span text:style-name="T39">else</text:span></text:span></text:p>
      <text:p text:style-name="P1"><text:span text:style-name="Source_20_Text"><text:span text:style-name="T39">resolve(data);</text:span></text:span></text:p>
      <text:p text:style-name="P1"><text:span text:style-name="Source_20_Text"><text:span text:style-name="T39">})</text:span></text:span></text:p>
      <text:p text:style-name="P1"><text:span text:style-name="Source_20_Text"><text:span text:style-name="T39">})</text:span></text:span></text:p>
      <text:p text:style-name="P1"><text:span text:style-name="Source_20_Text"><text:span text:style-name="T39">}</text:span></text:span></text:p>
      <text:p text:style-name="P27"/>
      <text:p text:style-name="P1"><text:span text:style-name="Source_20_Text"><text:span text:style-name="T39">readFileByPromise(</text:span></text:span><text:span text:style-name="Source_20_Text"><text:span text:style-name="T44">"a.txt").then(data=&gt;{</text:span></text:span></text:p>
      <text:p text:style-name="P1"><text:span text:style-name="Source_20_Text"><text:span text:style-name="T48">//</text:span></text:span><text:span text:style-name="Source_20_Text"><text:span text:style-name="T47">打印文件中的内容</text:span></text:span></text:p>
      <text:p text:style-name="P1"><text:span text:style-name="Source_20_Text"><text:span text:style-name="T39">console.log(data);</text:span></text:span></text:p>
      <text:p text:style-name="P1"><text:span text:style-name="Source_20_Text"><text:span text:style-name="T39">}).catch(error=&gt;{</text:span></text:span></text:p>
      <text:p text:style-name="P1"><text:span text:style-name="Source_20_Text"><text:span text:style-name="T48">//</text:span></text:span><text:span text:style-name="Source_20_Text"><text:span text:style-name="T47">抛出异常，</text:span></text:span></text:p>
      <text:p text:style-name="P1"><text:span text:style-name="Source_20_Text"><text:span text:style-name="T39">console.log(error);</text:span></text:span></text:p>
      <text:p text:style-name="P1"><text:span text:style-name="Source_20_Text"><text:span text:style-name="T39">})</text:span></text:span></text:p>
      <text:p text:style-name="P24"/>
      <text:p text:style-name="P27"><text:span text:style-name="Source_20_Text"><text:span text:style-name="T46"/></text:span></text:p>
      <text:h text:style-name="P28" text:outline-level="5"><text:bookmark text:name="generator函数"/><text:span text:style-name="Source_20_Text"><text:span text:style-name="T49">Generator</text:span></text:span><text:span text:style-name="Source_20_Text"><text:span text:style-name="T56">函数</text:span></text:span></text:h>
      <text:p text:style-name="P30"><text:span text:style-name="T51">Generator</text:span><text:span text:style-name="T54">是</text:span><text:span text:style-name="T51">ES6</text:span><text:span text:style-name="T54">的新特性，中文译为</text:span><text:span text:style-name="Strong_20_Emphasis"><text:span text:style-name="T55">生成器</text:span></text:span><text:span text:style-name="T54">，在以前一个函数中的代码要么被调用，要么不被调用，还不存在能暂停的情况，</text:span><text:span text:style-name="T51">Gnenerator</text:span><text:span text:style-name="T54">让代码暂停成为可能，定义一个生成器很简单，在函数名前加个</text:span><text:span text:style-name="T51">*****</text:span><text:span text:style-name="T54">号</text:span><text:span text:style-name="T51">,</text:span><text:span text:style-name="T54">使用上也与普通函数有区别，看下面的例子。</text:span></text:p>
      <text:h text:style-name="P6" text:outline-level="6"><text:bookmark text:name="一个简单的例子"/>一个简单的例子</text:h>
      <text:p text:style-name="P23"><text:span text:style-name="Strong_20_Emphasis"><text:span text:style-name="T21">1</text:span></text:span><text:span text:style-name="Strong_20_Emphasis"><text:span text:style-name="T30">、定义生成器函数</text:span></text:span></text:p>
      <text:p text:style-name="P1"><text:span text:style-name="Source_20_Text"><text:span text:style-name="T37">function *</text:span></text:span><text:span text:style-name="Source_20_Text"><text:span text:style-name="T40">Calculate(a,b){</text:span></text:span></text:p>
      <text:p text:style-name="P1"><text:span text:style-name="Source_20_Text"><text:span text:style-name="T37"><text:tab/>let sum=a+b;</text:span></text:span></text:p>
      <text:p text:style-name="P1"><text:soft-page-break/><text:span text:style-name="Source_20_Text"><text:span text:style-name="T37"><text:tab/>console.log(sum);</text:span></text:span></text:p>
      <text:p text:style-name="P1"><text:span text:style-name="Source_20_Text"><text:span text:style-name="T37"><text:tab/>let sub = ab;</text:span></text:span></text:p>
      <text:p text:style-name="P1"><text:span text:style-name="Source_20_Text"><text:span text:style-name="T37"><text:tab/>console.log(sub);</text:span></text:span></text:p>
      <text:p text:style-name="P1"><text:span text:style-name="Source_20_Text"><text:span text:style-name="T37">}</text:span></text:span></text:p>
      <text:p text:style-name="P26"><text:span text:style-name="Source_20_Text"><text:span text:style-name="Strong_20_Emphasis"><text:span text:style-name="T22">2</text:span></text:span></text:span><text:span text:style-name="Source_20_Text"><text:span text:style-name="Strong_20_Emphasis"><text:span text:style-name="T30">、创建</text:span></text:span></text:span><text:span text:style-name="Source_20_Text"><text:span text:style-name="Strong_20_Emphasis"><text:span text:style-name="T22">Generator</text:span></text:span></text:span><text:span text:style-name="Source_20_Text"><text:span text:style-name="Strong_20_Emphasis"><text:span text:style-name="T30">对象</text:span></text:span></text:span></text:p>
      <text:p text:style-name="P23"><text:span text:style-name="T20">Generator</text:span><text:span text:style-name="T29">函数不能直接调用，直接调用</text:span><text:span text:style-name="T20">Generator</text:span><text:span text:style-name="T29">函数会返回一个</text:span><text:span text:style-name="T20">Generator</text:span><text:span text:style-name="T29">对象</text:span><text:span text:style-name="T20">,</text:span><text:span text:style-name="T29">只有调用</text:span><text:span text:style-name="T20">Generator</text:span><text:span text:style-name="T29">对象的</text:span><text:span text:style-name="Source_20_Text"><text:span text:style-name="T21">next()</text:span></text:span><text:span text:style-name="T29">方法才能执行函数里的代码。</text:span></text:p>
      <text:p text:style-name="P1"><text:span text:style-name="Source_20_Text"><text:span text:style-name="T37">letgen=Calculate(2,7);</text:span></text:span></text:p>
      <text:p text:style-name="P23"><text:span text:style-name="Strong_20_Emphasis"><text:span text:style-name="T21">3</text:span></text:span><text:span text:style-name="Strong_20_Emphasis"><text:span text:style-name="T30">、执行</text:span></text:span><text:span text:style-name="Strong_20_Emphasis"><text:span text:style-name="T21">Generator</text:span></text:span><text:span text:style-name="Strong_20_Emphasis"><text:span text:style-name="T30">函数代码</text:span></text:span></text:p>
      <text:p text:style-name="P1"><text:span text:style-name="Source_20_Text"><text:span text:style-name="T21">gen.next();</text:span></text:span></text:p>
      <text:p text:style-name="P1"><text:span text:style-name="Source_20_Text"><text:span text:style-name="T45">//</text:span></text:span><text:span text:style-name="Source_20_Text"><text:span text:style-name="T46">打印</text:span></text:span></text:p>
      <text:p text:style-name="P1"><text:span text:style-name="Source_20_Text"><text:span text:style-name="T45">//9</text:span></text:span></text:p>
      <text:p text:style-name="P1"><text:span text:style-name="Source_20_Text"><text:span text:style-name="T45">//5</text:span></text:span></text:p>
      <text:p text:style-name="P1"><text:span text:style-name="Source_20_Text"><text:span text:style-name="T45"/></text:span></text:p>
      <text:h text:style-name="P2" text:outline-level="6"><text:bookmark text:name="yield关键字"/><text:span text:style-name="Source_20_Text"><text:span text:style-name="T27">yield</text:span></text:span><text:span text:style-name="Source_20_Text"><text:span text:style-name="T23">关键字</text:span></text:span></text:h>
      <text:p text:style-name="P29"><text:span text:style-name="T8">其实单独介绍</text:span><text:span text:style-name="T3">Generator</text:span><text:span text:style-name="T8">并没有太大的价值，要配合</text:span><text:span text:style-name="T3">yield</text:span><text:span text:style-name="T8">关键字，才能真正发挥</text:span><text:span text:style-name="T3">Generator</text:span><text:span text:style-name="T8">的价值。</text:span><text:span text:style-name="T3">yield</text:span><text:span text:style-name="T8">能将生</text:span><text:span text:style-name="T3">Generator</text:span><text:span text:style-name="T8">函数的代码逻辑分割成多个部分，下面改写上面的生成器函数。</text:span></text:p>
      <text:p text:style-name="P1"><text:span text:style-name="Source_20_Text"><text:span text:style-name="T37">function*</text:span></text:span><text:span text:style-name="Source_20_Text"><text:span text:style-name="T40">Calculate(a,b){</text:span></text:span></text:p>
      <text:p text:style-name="P1"><text:span text:style-name="Source_20_Text"><text:span text:style-name="T37"><text:tab/>let sum = a+b;</text:span></text:span></text:p>
      <text:p text:style-name="P1"><text:span text:style-name="Source_20_Text"><text:span text:style-name="T37"><text:tab/>yield console.log(sum);</text:span></text:span></text:p>
      <text:p text:style-name="P1"><text:span text:style-name="Source_20_Text"><text:span text:style-name="T37"><text:tab/>let sub = ab;</text:span></text:span></text:p>
      <text:p text:style-name="P1"><text:span text:style-name="Source_20_Text"><text:span text:style-name="T37"><text:tab/>yield console.log(sub);</text:span></text:span></text:p>
      <text:p text:style-name="P1"><text:span text:style-name="Source_20_Text"><text:span text:style-name="T37">}</text:span></text:span></text:p>
      <text:p text:style-name="P1"><text:span text:style-name="Source_20_Text"><text:span text:style-name="T37">letgen=Calculate(2,7);</text:span></text:span></text:p>
      <text:p text:style-name="P1"><text:span text:style-name="Source_20_Text"><text:span text:style-name="T37">gen.next();</text:span></text:span></text:p>
      <text:p text:style-name="P1"><text:span text:style-name="Source_20_Text"><text:span text:style-name="T45">//</text:span></text:span><text:span text:style-name="Source_20_Text"><text:span text:style-name="T46">输出</text:span></text:span></text:p>
      <text:p text:style-name="P1"><text:span text:style-name="Source_20_Text"><text:span text:style-name="T45">//9</text:span></text:span></text:p>
      <text:p text:style-name="P19"><text:span text:style-name="T8">可以看到这段代码执行到第一个</text:span><text:span text:style-name="T3">yield</text:span><text:span text:style-name="T8">处就停止了，如果要让里边所有的代码都执行完就得反复调用</text:span><text:span text:style-name="T3">next()</text:span><text:span text:style-name="T8">方法</text:span></text:p>
      <text:p text:style-name="P1"><text:span text:style-name="Source_20_Text"><text:span text:style-name="T37">letgen=Calculate(2,7);</text:span></text:span></text:p>
      <text:p text:style-name="P1"><text:span text:style-name="Source_20_Text"><text:span text:style-name="T45">//</text:span></text:span><text:span text:style-name="Source_20_Text"><text:span text:style-name="T46">因为上边代码我用了两个</text:span></text:span><text:span text:style-name="Source_20_Text"><text:span text:style-name="T45">yield</text:span></text:span><text:span text:style-name="Source_20_Text"><text:span text:style-name="T46">，所以调用了两次</text:span></text:span><text:span text:style-name="Source_20_Text"><text:span text:style-name="T45">next()</text:span></text:span></text:p>
      <text:p text:style-name="P1"><text:span text:style-name="Source_20_Text"><text:span text:style-name="T45">gen.next();</text:span></text:span></text:p>
      <text:p text:style-name="P1"><text:span text:style-name="Source_20_Text"><text:span text:style-name="T45">gen.next();</text:span></text:span></text:p>
      <text:p text:style-name="P1"><text:span text:style-name="Source_20_Text"><text:span text:style-name="T45">//</text:span></text:span><text:span text:style-name="Source_20_Text"><text:span text:style-name="T46">输出</text:span></text:span></text:p>
      <text:p text:style-name="P1"><text:span text:style-name="Source_20_Text"><text:span text:style-name="T45">//9</text:span></text:span></text:p>
      <text:p text:style-name="P1"><text:span text:style-name="Source_20_Text"><text:span text:style-name="T45">//5</text:span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h text:style-name="P3" text:outline-level="5"><text:bookmark text:name="generator与异步编程"/><text:soft-page-break/><text:span text:style-name="Source_20_Text"><text:span text:style-name="T50">Generator</text:span></text:span><text:span text:style-name="Source_20_Text"><text:span text:style-name="T53">与异步编程</text:span></text:span></text:h>
      <text:p text:style-name="P19"><text:span text:style-name="T8">实现一个功能，先读取</text:span><text:span text:style-name="T3">a.txt</text:span><text:span text:style-name="T8">，再读取</text:span><text:span text:style-name="T3">b.txt</text:span><text:span text:style-name="T8">，必须按顺序读取。</text:span></text:p>
      <text:p text:style-name="P1"><text:span text:style-name="Source_20_Text"><text:span text:style-name="T37">constfs=require(</text:span></text:span><text:span text:style-name="Source_20_Text"><text:span text:style-name="T40">"fs");</text:span></text:span></text:p>
      <text:p text:style-name="P27"/>
      <text:p text:style-name="P1"><text:span text:style-name="Source_20_Text"><text:span text:style-name="T40">fs.readFile("a.txt",(err,data)=&gt;{</text:span></text:span></text:p>
      <text:p text:style-name="P1"><text:span text:style-name="Source_20_Text"><text:span text:style-name="T37">if(!err){</text:span></text:span></text:p>
      <text:p text:style-name="P1"><text:span text:style-name="Source_20_Text"><text:span text:style-name="T37">console.log(data);</text:span></text:span></text:p>
      <text:p text:style-name="P1"><text:span text:style-name="Source_20_Text"><text:span text:style-name="T37">fs.readFile(</text:span></text:span><text:span text:style-name="Source_20_Text"><text:span text:style-name="T40">"b.txt",(err,data)=&gt;{</text:span></text:span></text:p>
      <text:p text:style-name="P1"><text:span text:style-name="Source_20_Text"><text:span text:style-name="T37">if(!err)</text:span></text:span></text:p>
      <text:p text:style-name="P1"><text:span text:style-name="Source_20_Text"><text:span text:style-name="T37">console.log(data);</text:span></text:span></text:p>
      <text:p text:style-name="P1"><text:span text:style-name="Source_20_Text"><text:span text:style-name="T37">})</text:span></text:span></text:p>
      <text:p text:style-name="P1"><text:span text:style-name="Source_20_Text"><text:span text:style-name="T37">}</text:span></text:span></text:p>
      <text:p text:style-name="P1"><text:span text:style-name="Source_20_Text"><text:span text:style-name="T37">})</text:span></text:span></text:p>
      <text:p text:style-name="P23"><text:span text:style-name="T29">这是一个典型的回调嵌套，过多的回调嵌套造成代码的可读性和可维护性大大降低，形成了令人深恶痛绝的</text:span><text:span text:style-name="Strong_20_Emphasis"><text:span text:style-name="T30">回调地狱</text:span></text:span><text:span text:style-name="T29">，试想如果有一天让你按顺序读取</text:span><text:span text:style-name="T20">10</text:span><text:span text:style-name="T29">个文件，那就得嵌套</text:span><text:span text:style-name="T20">10</text:span><text:span text:style-name="T29">层，再或者需求变更，读取顺序要变了先读</text:span><text:span text:style-name="T20">b.txt,</text:span><text:span text:style-name="T29">再度</text:span><text:span text:style-name="T20">a.txt</text:span><text:span text:style-name="T29">那改来真的不要太爽。</text:span></text:p>
      <text:p text:style-name="Text_20_body"><text:line-break/><text:bookmark text:name="使用generator改写上面的代码"/><text:span text:style-name="Source_20_Text"><text:span text:style-name="T23">使用</text:span></text:span><text:span text:style-name="Source_20_Text"><text:span text:style-name="T27">Generator</text:span></text:span><text:span text:style-name="Source_20_Text"><text:span text:style-name="T23">改写上面的代码</text:span></text:span></text:p>
      <text:p text:style-name="P29"><text:span text:style-name="T3">Generator</text:span><text:span text:style-name="T8">函数的强大在于允许你通过一些实现细节来将异步过程隐藏起来，依然使代码保持一个单线程、同步语法的代码风格。这样的语法使得我们能够很自然的方式表达我们程序的步骤</text:span><text:span text:style-name="T3">/</text:span><text:span text:style-name="T8">语句流程，而不需要同时去操作一些异步的语法格式</text:span></text:p>
      <text:p text:style-name="P1"><text:span text:style-name="Source_20_Text"><text:span text:style-name="T37">constfs=require(</text:span></text:span><text:span text:style-name="Source_20_Text"><text:span text:style-name="T40">"fs");</text:span></text:span></text:p>
      <text:p text:style-name="P27"/>
      <text:p text:style-name="P1"><text:span text:style-name="Source_20_Text"><text:span text:style-name="T37">function</text:span></text:span><text:span text:style-name="Source_20_Text"><text:span text:style-name="T40">readFile(path){</text:span></text:span></text:p>
      <text:p text:style-name="P1"><text:span text:style-name="Source_20_Text"><text:span text:style-name="T40">fs.readFile(path,"utf8",</text:span></text:span><text:span text:style-name="Source_20_Text"><text:span text:style-name="T37">function(err,data){</text:span></text:span></text:p>
      <text:p text:style-name="P1"><text:span text:style-name="Source_20_Text"><text:span text:style-name="T37">it.next(data);</text:span></text:span></text:p>
      <text:p text:style-name="P1"><text:span text:style-name="Source_20_Text"><text:span text:style-name="T37">})</text:span></text:span></text:p>
      <text:p text:style-name="P1"><text:span text:style-name="Source_20_Text"><text:span text:style-name="T37">}</text:span></text:span></text:p>
      <text:p text:style-name="P27"/>
      <text:p text:style-name="P1"><text:span text:style-name="Source_20_Text"><text:span text:style-name="T37">function*</text:span></text:span><text:span text:style-name="Source_20_Text"><text:span text:style-name="T40">main(){</text:span></text:span></text:p>
      <text:p text:style-name="P1"><text:span text:style-name="Source_20_Text"><text:span text:style-name="T37">varresult1=yieldreadFile(</text:span></text:span><text:span text:style-name="Source_20_Text"><text:span text:style-name="T40">"a.txt");</text:span></text:span></text:p>
      <text:p text:style-name="P1"><text:span text:style-name="Source_20_Text"><text:span text:style-name="T37">console.log(result1);</text:span></text:span></text:p>
      <text:p text:style-name="P27"/>
      <text:p text:style-name="P1"><text:span text:style-name="Source_20_Text"><text:span text:style-name="T37">varresult2=yieldreadFile(</text:span></text:span><text:span text:style-name="Source_20_Text"><text:span text:style-name="T40">"b.txt");</text:span></text:span></text:p>
      <text:p text:style-name="P1"><text:span text:style-name="Source_20_Text"><text:span text:style-name="T37">console.log(result2);</text:span></text:span></text:p>
      <text:p text:style-name="P27"/>
      <text:p text:style-name="P1"><text:span text:style-name="Source_20_Text"><text:span text:style-name="T37">varresult3=yieldreadFile(</text:span></text:span><text:span text:style-name="Source_20_Text"><text:span text:style-name="T40">"c.txt");</text:span></text:span></text:p>
      <text:p text:style-name="P1"><text:span text:style-name="Source_20_Text"><text:span text:style-name="T37">console.log(result3);</text:span></text:span></text:p>
      <text:p text:style-name="P1"><text:span text:style-name="Source_20_Text"><text:span text:style-name="T37">}</text:span></text:span></text:p>
      <text:p text:style-name="P27"/>
      <text:p text:style-name="P1"><text:span text:style-name="Source_20_Text"><text:span text:style-name="T37">varit=main();</text:span></text:span></text:p>
      <text:p text:style-name="P1"><text:span text:style-name="Source_20_Text"><text:span text:style-name="T37">it.next();</text:span></text:span></text:p>
      <text:p text:style-name="Text_20_body"><text:soft-page-break/><text:span text:style-name="Source_20_Text"><text:span text:style-name="T45"/></text:span></text:p>
      <text:p text:style-name="P38">下面开始是koa<text:span text:style-name="T90">2电影视频网站的视频教学内容记录</text:span></text:p>
      <text:p text:style-name="P27"><text:span text:style-name="Source_20_Text"><text:span text:style-name="T46">//异步函数 async的过程比较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//第一阶段，回调函数</text:span></text:span></text:p>
      <text:p text:style-name="P27"><text:span text:style-name="Source_20_Text"><text:span text:style-name="T46">function readFile (cb) {</text:span></text:span></text:p>
      <text:p text:style-name="P27"><text:span text:style-name="Source_20_Text"><text:span text:style-name="T46"><text:s text:c="4"/>fs.readFile('./package.json', (err, data) =&gt; {</text:span></text:span></text:p>
      <text:p text:style-name="P27"><text:span text:style-name="Source_20_Text"><text:span text:style-name="T46"><text:s text:c="8"/>if(err) return cb(err)</text:span></text:span></text:p>
      <text:p text:style-name="P27"><text:span text:style-name="Source_20_Text"><text:span text:style-name="T46"><text:s text:c="8"/>cb(null, data)</text:span></text:span></text:p>
      <text:p text:style-name="P27"><text:span text:style-name="Source_20_Text"><text:span text:style-name="T46"><text:s text:c="4"/>})</text:span></text:span></text:p>
      <text:p text:style-name="P27"><text:span text:style-name="Source_20_Text"><text:span text:style-name="T46">}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readFile((err, data) =&gt; {</text:span></text:span></text:p>
      <text:p text:style-name="P27"><text:span text:style-name="Source_20_Text"><text:span text:style-name="T46"><text:s text:c="4"/>if(!err) {</text:span></text:span></text:p>
      <text:p text:style-name="P27"><text:span text:style-name="Source_20_Text"><text:span text:style-name="T46"><text:s text:c="8"/>data = JSON.parse(data)</text:span></text:span></text:p>
      <text:p text:style-name="P27"><text:span text:style-name="Source_20_Text"><text:span text:style-name="T46"><text:s text:c="8"/>console.log('回调：',data.name)</text:span></text:span></text:p>
      <text:p text:style-name="P27"><text:span text:style-name="Source_20_Text"><text:span text:style-name="T46"><text:s text:c="4"/>}</text:span></text:span></text:p>
      <text:p text:style-name="P27"><text:span text:style-name="Source_20_Text"><text:span text:style-name="T46">})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//第二阶段， promise</text:span></text:span></text:p>
      <text:p text:style-name="P27"><text:span text:style-name="Source_20_Text"><text:span text:style-name="T46">function readFileAsync(path) {</text:span></text:span></text:p>
      <text:p text:style-name="P27"><text:span text:style-name="Source_20_Text"><text:span text:style-name="T46"><text:s text:c="4"/>return new Promise((resolve, reject) =&gt; {</text:span></text:span></text:p>
      <text:p text:style-name="P27"><text:span text:style-name="Source_20_Text"><text:span text:style-name="T46"><text:s text:c="8"/>fs.readFile(path, (err, data) =&gt;{</text:span></text:span></text:p>
      <text:p text:style-name="P27"><text:span text:style-name="Source_20_Text"><text:span text:style-name="T46"><text:s text:c="12"/>if(err) reject(err)</text:span></text:span></text:p>
      <text:p text:style-name="P27"><text:span text:style-name="Source_20_Text"><text:span text:style-name="T46"><text:s text:c="12"/>else resolve(data)</text:span></text:span></text:p>
      <text:p text:style-name="P27"><text:span text:style-name="Source_20_Text"><text:span text:style-name="T46"><text:s text:c="8"/>})</text:span></text:span></text:p>
      <text:p text:style-name="P27"><text:span text:style-name="Source_20_Text"><text:span text:style-name="T46"><text:s text:c="4"/>})</text:span></text:span></text:p>
      <text:p text:style-name="P27"><text:span text:style-name="Source_20_Text"><text:span text:style-name="T46">}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readFileAsync('./package.json')</text:span></text:span></text:p>
      <text:p text:style-name="P27"><text:span text:style-name="Source_20_Text"><text:span text:style-name="T46"><text:s text:c="4"/>.then(data =&gt; {</text:span></text:span></text:p>
      <text:p text:style-name="P27"><text:span text:style-name="Source_20_Text"><text:span text:style-name="T46"><text:s text:c="8"/>data = JSON.parse(data)</text:span></text:span></text:p>
      <text:p text:style-name="P27"><text:span text:style-name="Source_20_Text"><text:span text:style-name="T46"><text:s text:c="8"/>console.log('promise:', data.name)</text:span></text:span></text:p>
      <text:p text:style-name="P27"><text:span text:style-name="Source_20_Text"><text:span text:style-name="T46"><text:s text:c="4"/>})</text:span></text:span></text:p>
      <text:p text:style-name="P27"><text:span text:style-name="Source_20_Text"><text:span text:style-name="T46"><text:s text:c="4"/>.catch(err =&gt; {</text:span></text:span></text:p>
      <text:p text:style-name="P27"><text:span text:style-name="Source_20_Text"><text:span text:style-name="T46"><text:s text:c="8"/>console.log(err)</text:span></text:span></text:p>
      <text:p text:style-name="P27"><text:span text:style-name="Source_20_Text"><text:span text:style-name="T46"><text:s text:c="4"/>})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//第三阶段， co + promise + 生成函数</text:span></text:span></text:p>
      <text:p text:style-name="P27"><text:span text:style-name="Source_20_Text"><text:span text:style-name="T46">const co = require('co')</text:span></text:span></text:p>
      <text:p text:style-name="P27"><text:span text:style-name="Source_20_Text"><text:span text:style-name="T46">// const util =require('util')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co(function *() {</text:span></text:span></text:p>
      <text:p text:style-name="P27"><text:span text:style-name="Source_20_Text"><text:span text:style-name="T46"><text:s text:c="4"/>let data = yield util.promisify(fs.readFile)('./package.json')</text:span></text:span></text:p>
      <text:p text:style-name="P27"><text:span text:style-name="Source_20_Text"><text:span text:style-name="T46"><text:s text:c="4"/>data = JSON.parse(data)</text:span></text:span></text:p>
      <text:p text:style-name="P27"><text:span text:style-name="Source_20_Text"><text:span text:style-name="T46"><text:s text:c="4"/>console.log('co:', data.name)</text:span></text:span></text:p>
      <text:p text:style-name="P27"><text:span text:style-name="Source_20_Text"><text:span text:style-name="T46">})</text:span></text:span></text:p>
      <text:p text:style-name="P27"><text:span text:style-name="Source_20_Text"><text:span text:style-name="T46"/></text:span></text:p>
      <text:p text:style-name="P27"><text:soft-page-break/><text:span text:style-name="Source_20_Text"><text:span text:style-name="T46">//第四阶段 async <text:s/>统一世界</text:span></text:span></text:p>
      <text:p text:style-name="P27"><text:span text:style-name="Source_20_Text"><text:span text:style-name="T46">const readAsync = util.promisify(fs.readFile)</text:span></text:span></text:p>
      <text:p text:style-name="P27"><text:span text:style-name="Source_20_Text"><text:span text:style-name="T46"/></text:span></text:p>
      <text:p text:style-name="P27"><text:span text:style-name="Source_20_Text"><text:span text:style-name="T46">async function init () {</text:span></text:span></text:p>
      <text:p text:style-name="P27"><text:span text:style-name="Source_20_Text"><text:span text:style-name="T46"><text:s text:c="4"/>let data = await readAsync('./package.json')</text:span></text:span></text:p>
      <text:p text:style-name="P27"><text:span text:style-name="Source_20_Text"><text:span text:style-name="T46"><text:s text:c="4"/>data = JSON.parse(data)</text:span></text:span></text:p>
      <text:p text:style-name="P27"><text:span text:style-name="Source_20_Text"><text:span text:style-name="T46"><text:s text:c="4"/>console.log('async:', data.name)</text:span></text:span></text:p>
      <text:p text:style-name="P27"><text:span text:style-name="Source_20_Text"><text:span text:style-name="T46">}</text:span></text:span></text:p>
      <text:p text:style-name="P27"><text:span text:style-name="Source_20_Text"><text:span text:style-name="T46">init()</text:span></text:span></text:p>
      <text:p text:style-name="P27"><text:span text:style-name="Source_20_Text"><text:span text:style-name="T46"/></text:span></text:p>
      <text:p text:style-name="P27"><text:span text:style-name="Source_20_Text"><text:span text:style-name="T57">//关于import export</text:span></text:span></text:p>
      <text:p text:style-name="P27"><text:span text:style-name="Source_20_Text"><text:span text:style-name="T57">//运行时加载</text:span></text:span></text:p>
      <text:p text:style-name="P27"><text:span text:style-name="Source_20_Text"><text:span text:style-name="T57">const {writeFile} = require('fs')</text:span></text:span></text:p>
      <text:p text:style-name="P27"><text:span text:style-name="Source_20_Text"><text:span text:style-name="T57"/></text:span></text:p>
      <text:p text:style-name="P27"><text:span text:style-name="Source_20_Text"><text:span text:style-name="T57">//静态加载，即编译时加载,</text:span></text:span></text:p>
      <text:p text:style-name="P27"><text:span text:style-name="Source_20_Text"><text:span text:style-name="T57">import {writeFile} <text:s/>from 'fs'</text:span></text:span></text:p>
      <text:p text:style-name="P12"><text:span text:style-name="Strong_20_Emphasis"><text:span text:style-name="T58"/></text:span></text:p>
      <text:p text:style-name="P13"><text:span text:style-name="Strong_20_Emphasis"><text:span text:style-name="T77">//</text:span></text:span><text:span text:style-name="Source_20_Text"><text:span text:style-name="T73">需要配置一下babel环境,</text:span></text:span><text:span text:style-name="Source_20_Text"><text:span text:style-name="T74">这样import等es6的特性在node9下面也可以正常使用了</text:span></text:span></text:p>
      <text:p text:style-name="P13"><text:span text:style-name="Source_20_Text"><text:span text:style-name="T71">1. 安装babel：npm i babel-cli babel-preset-env -D</text:span></text:span></text:p>
      <text:p text:style-name="P13"><text:span text:style-name="Source_20_Text"><text:span text:style-name="T71">2. </text:span></text:span><text:span text:style-name="Source_20_Text"><text:span text:style-name="T72">在项目根目录下</text:span></text:span><text:span text:style-name="Source_20_Text"><text:span text:style-name="T71">配置.babelrc文件如下：npm i nodemon -D</text:span></text:span></text:p>
      <text:p text:style-name="P13">{</text:p>
      <text:p text:style-name="P13"><text:s text:c="4"/>"presets":[</text:p>
      <text:p text:style-name="P13"><text:s text:c="8"/>[</text:p>
      <text:p text:style-name="P13"><text:s text:c="12"/>"env",</text:p>
      <text:p text:style-name="P13"><text:s text:c="12"/>{</text:p>
      <text:p text:style-name="P13"><text:s text:c="16"/>"targets": {</text:p>
      <text:p text:style-name="P13"><text:s text:c="20"/>"node": "current"</text:p>
      <text:p text:style-name="P13"><text:s text:c="16"/>}</text:p>
      <text:p text:style-name="P13"><text:s text:c="12"/>}</text:p>
      <text:p text:style-name="P13"><text:s text:c="8"/>]</text:p>
      <text:p text:style-name="P13"><text:s text:c="4"/>]</text:p>
      <text:p text:style-name="P13">}</text:p>
      <text:p text:style-name="P15">3. 安装nodemon：</text:p>
      <text:p text:style-name="P15">4. 在package.json文件中配置一个脚本scripts项：</text:p>
      <text:p text:style-name="Text_20_body">"dev": "nodemon -w src --exec \"babel-node src --presets env\"",</text:p>
      <text:p text:style-name="Text_20_body">这样运行<text:span text:style-name="T83">npm run dev</text:span> 后nodemon会监视src目录下的所有的js文件变化并重启服务</text:p>
      <text:p text:style-name="P31">5. 在package.json文件中加script：</text:p>
      <text:p text:style-name="P31">"build": "babel src -s -D -d dist --presets env",</text:p>
      <text:p text:style-name="P31">运行：<text:span text:style-name="T83">npm run build</text:span> 在dist目录下就得到从src文件夹编译好的js文件</text:p>
      <text:p text:style-name="P31"/>
      <text:p text:style-name="P33">6. 每次编译时都需要删除dist目录下的文件，安装 npm i rimraf -D,</text:p>
      <text:p text:style-name="P33">修改编译的命令<text:span text:style-name="T78">"build": "rim</text:span>raf dist &amp;&amp; <text:span text:style-name="T78">babel src -s -D -d dist --presets env",</text:span></text:p>
      <text:p text:style-name="P35"><text:soft-page-break/>7. 发布成产品时<text:span text:style-name="T81">，</text:span>在 <text:span text:style-name="T78">package.json文件中加script：</text:span>"production": "node dist",</text:p>
      <text:p text:style-name="P35">运行<text:span text:style-name="T83">npm run production</text:span>会报错<text:span text:style-name="T82">，</text:span></text:p>
      <text:p text:style-name="P34">还需要安装babel的插件：</text:p>
      <text:p text:style-name="P33">npm <text:span text:style-name="T79">i</text:span><text:span text:style-name="T76"> -S babel-plugin-transform-runtime babel-runtime</text:span></text:p>
      <text:p text:style-name="P36"><text:span text:style-name="T76">在.</text:span><text:span text:style-name="T75">babelrc文件中增加插件的配置</text:span></text:p>
      <text:p text:style-name="P14"><text:s/>"p<text:span text:style-name="T80">lugins</text:span>":[</text:p>
      <text:p text:style-name="P14"><text:s text:c="8"/>[</text:p>
      <text:p text:style-name="P14"><text:s text:c="12"/>"<text:span text:style-name="T80">transform-runtime</text:span>",</text:p>
      <text:p text:style-name="P14"><text:s text:c="12"/>{</text:p>
      <text:p text:style-name="P14"><text:s text:c="16"/>"<text:span text:style-name="T80">polyfill</text:span>": <text:span text:style-name="T80">false,</text:span></text:p>
      <text:p text:style-name="P14"><text:s text:c="17"/>"<text:span text:style-name="T80">regenerator</text:span>": <text:s/><text:span text:style-name="T80">true</text:span></text:p>
      <text:p text:style-name="P14"><text:s text:c="14"/>}</text:p>
      <text:p text:style-name="P14"><text:s text:c="8"/>]</text:p>
      <text:p text:style-name="P16"><text:s text:c="4"/>]</text:p>
      <text:p text:style-name="P37"/>
      <text:p text:style-name="P31">中间件的例子，剥洋葱</text:p>
      <text:p text:style-name="P32">安装了 koa-logger日志 <text:span text:style-name="T91">npm i koa-logger -S</text:span></text:p>
      <text:p text:style-name="P31">纯函数：输入一个值，一定输出一个确定的值，而不是其它的值，没有付作用</text:p>
      <text:p text:style-name="P31">尾递归： </text:p>
      <text:p text:style-name="P31">koa中compose的作用，就是通过next实现剥洋葱</text:p>
      <text:p text:style-name="P31"/>
      <text:p text:style-name="P31">koa中的session cookie 和route</text:p>
      <text:p text:style-name="P39">1. 安装session：npm i koa-session -S</text:p>
      <text:p text:style-name="P39"/>
      <text:p text:style-name="P40">8月15日，开始照着视频来敲代码，并放到github上</text:p>
      <text:p text:style-name="Text_20_body"/>
      <text:h text:style-name="Heading_20_1" text:outline-level="1">在github上生成项目</text:h>
      <text:p text:style-name="P41">1. 先在github上创建一个新的repository，<text:span text:style-name="T92">github的登陆邮箱295587514@qq.com，密码：xjw19960627,英文名：Jacky，repository的名称为douban-trailer-imooc</text:span></text:p>
      <text:p text:style-name="P42">2. 本机上创建douban-trailer-imooc目录，在该目录下：</text:p>
      <text:p text:style-name="P45">touch README.md</text:p>
      <text:p text:style-name="P46"><text:soft-page-break/>git init <text:s/></text:p>
      <text:p text:style-name="P52"><text:span text:style-name="T33">git </text:span><text:span text:style-name="T60">add</text:span><text:span text:style-name="T28"> </text:span><text:span text:style-name="T33">README</text:span><text:span text:style-name="T62">.md</text:span></text:p>
      <text:p text:style-name="P52"><text:span text:style-name="T35">git commit -m </text:span><text:span text:style-name="T62">"first commit" <text:s/>这一步根据提示是要用户名</text:span><text:span text:style-name="T63">295587514@qq.com 密码：xjw1996</text:span><text:span text:style-name="T64">0627</text:span></text:p>
      <text:p text:style-name="P52"><text:span text:style-name="T34">git remote </text:span><text:span text:style-name="T59">add</text:span><text:span text:style-name="T34"> origin </text:span><text:a xlink:type="simple" xlink:href="https://github.com/xyjackxjw/byBlog.git" text:style-name="Internet_20_link" text:visited-style-name="Visited_20_Internet_20_Link">https://github</text:a><text:a xlink:type="simple" xlink:href="https://github.com/xyjackxjw/byBlog.git" text:style-name="Internet_20_link" text:visited-style-name="Visited_20_Internet_20_Link"><text:span text:style-name="T63">.com</text:span></text:a><text:a xlink:type="simple" xlink:href="https://github.com/xyjackxjw/byBlog.git" text:style-name="Internet_20_link" text:visited-style-name="Visited_20_Internet_20_Link">/xyjackxjw/</text:a><text:span text:style-name="T34">douban-trailer-imooc</text:span><text:a xlink:type="simple" xlink:href="https://github.com/xyjackxjw/byBlog.git" text:style-name="Internet_20_link" text:visited-style-name="Visited_20_Internet_20_Link"><text:span text:style-name="T63">.git</text:span></text:a></text:p>
      <text:p text:style-name="P43"><text:span text:style-name="T17">git </text:span><text:span text:style-name="T93">push</text:span><text:span text:style-name="T17"> -u origin master</text:span></text:p>
      <text:p text:style-name="P47"><text:span text:style-name="T18">如果出现错误：无法推送一些引用到 </text:span><text:span text:style-name="T19">'git@github.com:yourname/xxx.git'</text:span><text:span text:style-name="T18">提示：更新被拒绝，因为远程版本库包含您本地尚不存在的提交。这通常是因为另外一个版本库已向该引用进行了推送。再次推送前，您可能需要先整合远程变更（如 </text:span><text:span text:style-name="T19">'git pull ...'</text:span><text:span text:style-name="T18">）：则使用强行更新 </text:span><text:span text:style-name="T19">+master: <text:s text:c="15"/></text:span><text:span text:style-name="T84">git push -u origin +master  </text:span><text:span text:style-name="T85">这个命令不存在，使用 git pull --rebase origin master </text:span><text:span text:style-name="T86">再执行语句 </text:span><text:span text:style-name="T87">git push -u origin master</text:span><text:span text:style-name="T86">即可完成代码上传到</text:span><text:span text:style-name="T87">github</text:span></text:p>
      <text:p text:style-name="P49"/>
      <text:p text:style-name="P44"><text:span text:style-name="T89">在</text:span><text:span text:style-name="T87">vs</text:span><text:span text:style-name="T89">中每次更新代码都会要输入账号密码，方便起见，可以配置一下让</text:span><text:span text:style-name="T87">GIT</text:span><text:span text:style-name="T89">记住密码账号。</text:span></text:p>
      <text:p text:style-name="P17"><text:span text:style-name="Source_20_Text"><text:span text:style-name="T36">git config --</text:span></text:span><text:span text:style-name="Source_20_Text"><text:span text:style-name="T61">global</text:span></text:span><text:span text:style-name="Source_20_Text"><text:span text:style-name="T36"> credential.helper store <text:s text:c="2"/></text:span></text:span><text:span text:style-name="Source_20_Text"><text:span text:style-name="T65">//</text:span></text:span><text:span text:style-name="Source_20_Text"><text:span text:style-name="T66">在</text:span></text:span><text:span text:style-name="Source_20_Text"><text:span text:style-name="T65">Git Bash</text:span></text:span><text:span text:style-name="Source_20_Text"><text:span text:style-name="T66">输入这个命令就可以了</text:span></text:span></text:p>
      <text:p text:style-name="P48"><text:span text:style-name="T88">3. </text:span><text:span text:style-name="T94">切换到一个新的分支，便于修改后保存原始</text:span></text:p>
      <text:p text:style-name="P50">git checkout master -b daily-5-1</text:p>
      <text:p text:style-name="P50">git push origin daily-5-1，输入用户名密码，这样就创建了一个新的分支，master分支被保留下来</text:p>
      <text:p text:style-name="P50"/>
      <text:p text:style-name="P51">4. 完成daily-5-1的代码后，备份为5-2</text:p>
      <text:p text:style-name="P53">git checkout master -b daily-5-2 <text:s text:c="4"/><text:span text:style-name="T96">=&gt;</text:span><text:span text:style-name="Source_20_Text"><text:span text:style-name="T67">#</text:span></text:span>切换到新的分支,将master的内容复制过去</text:p>
      <text:p text:style-name="P53">git status -s <text:s text:c="5"/><text:span text:style-name="T96">=&gt;</text:span><text:span text:style-name="Source_20_Text"><text:span text:style-name="T67">#</text:span></text:span><text:span text:style-name="T95">查看改了哪些文件</text:span></text:p>
      <text:p text:style-name="P53">git add . <text:s text:c="3"/><text:span text:style-name="T96">=&gt;</text:span><text:span text:style-name="Source_20_Text"><text:span text:style-name="T67"># </text:span></text:span><text:span text:style-name="Source_20_Text"><text:span text:style-name="T68">添加当前目录的所有文件到暂存区</text:span></text:span></text:p>
      <text:p text:style-name="Text_20_body">git commit -m 'feat:新增了html 静态模板文件’ <text:s/><text:span text:style-name="T96">=&gt;</text:span><text:span text:style-name="Source_20_Text"><text:span text:style-name="T67"># </text:span></text:span><text:span text:style-name="Source_20_Text"><text:span text:style-name="T68">提交暂存区到仓库区</text:span></text:span></text:p>
      <text:p text:style-name="Text_20_body"><text:span text:style-name="Source_20_Text">git push origin daily-5-2 <text:s/></text:span><text:span text:style-name="Source_20_Text"><text:span text:style-name="T97">=&gt;将本地内容提交到github上</text:span></text:span></text:p>
      <text:p text:style-name="Text_20_body"><text:span text:style-name="Source_20_Text">git checkout master <text:s/></text:span><text:span text:style-name="Source_20_Text"><text:span text:style-name="T97">=&gt; 切换到master分支</text:span></text:span></text:p>
      <text:p text:style-name="Text_20_body"><text:span text:style-name="Source_20_Text">git merge origin/daily-5-2 <text:s/></text:span><text:span text:style-name="Source_20_Text"><text:span text:style-name="T97">=&gt;将daily-5-2合并到master分支，这时vscode是有变化的</text:span></text:span></text:p>
      <text:p text:style-name="Text_20_body"><text:span text:style-name="Source_20_Text">最后在vscode里面推送一下</text:span><text:span text:style-name="Source_20_Text"><text:span text:style-name="T98">（push），这时github上master分支的内容就更新了，或者直接git push origin master分支的内容就有了</text:span></text:span></text:p>
      <text:p text:style-name="Text_20_body"><text:span text:style-name="Source_20_Text"/></text:p>
      <text:h text:style-name="P65" text:outline-level="1"><text:soft-page-break/><text:span text:style-name="Source_20_Text">做一个api server 的模板</text:span></text:h>
      <text:p text:style-name="P56"><text:span text:style-name="Source_20_Text"><text:span text:style-name="T99">1. 初始化项目后,安装依赖:</text:span></text:span></text:p>
      <text:p text:style-name="P56"><text:span text:style-name="Source_20_Text">npm i babel-cli babel-preset-</text:span><text:span text:style-name="Source_20_Text"><text:span text:style-name="T106">D</text:span></text:span></text:p>
      <text:p text:style-name="P58"><text:span text:style-name="Source_20_Text">npm i babel-core babel-plugin-transform-class-properties babel-plugin-transform-decorators-legacy babel-plugin-transform-react-remove-prop-types babel-plugin-transform-runtime babel-polyfill babel-preset-env babel-preset-react babel-preset-stage-0 parcel-bundler </text:span><text:span text:style-name="Source_20_Text"><text:span text:style-name="T104">nodemon </text:span></text:span><text:span text:style-name="Source_20_Text">-D</text:span></text:p>
      <text:p text:style-name="Text_20_body"><text:span text:style-name="Source_20_Text">npm </text:span><text:span text:style-name="Source_20_Text"><text:span text:style-name="T100">install </text:span></text:span><text:span text:style-name="Source_20_Text">glob koa-bodyparser koa-logger koa-router koa-session koa-static koa-views koa2-cors lodash moment mongoose nanoid ramda request request-promise-native -</text:span><text:span text:style-name="Source_20_Text"><text:span text:style-name="T106">S</text:span></text:span></text:p>
      <text:p text:style-name="P58"><text:span text:style-name="Source_20_Text"><text:span text:style-name="T107">npm install </text:span></text:span><text:span text:style-name="Source_20_Text"><text:span text:style-name="T102">sha1 speakeasy uuid xss -</text:span></text:span><text:span text:style-name="Source_20_Text"><text:span text:style-name="T103">S</text:span></text:span></text:p>
      <text:p text:style-name="P58"><text:span text:style-name="Source_20_Text"><text:span text:style-name="T102"/></text:span></text:p>
      <text:p text:style-name="P58"><text:span text:style-name="Source_20_Text"><text:span text:style-name="T102"/></text:span></text:p>
      <text:p text:style-name="P58"><text:span text:style-name="Source_20_Text"><text:span text:style-name="T102"/></text:span></text:p>
      <text:p text:style-name="P58"><text:span text:style-name="Source_20_Text"/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><text:span text:style-name="T102"/></text:span></text:p>
      <text:p text:style-name="P57"><text:span text:style-name="Source_20_Text"/></text:p>
      <text:p text:style-name="Text_20_body"><text:span text:style-name="Source_20_Text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Droid Sans Mono" svg:font-family="'Droid Sans Mono', monospace, monospace, 'Droid Sans Fallback'"/>
    <style:font-face style:name="PingFang SC" svg:font-family="'PingFang SC', 'Microsoft YaHei', SimHei, Arial, SimSun"/>
    <style:font-face style:name="Verdana" svg:font-family="Verdana, Arial, Helvetica, sans-serif"/>
    <style:font-face style:name="apple-system2" svg:font-family="apple-system, BlinkMacSystemFont, 'Segoe UI', Helvetica, Arial, sans-serif, 'Apple Color Emoji', 'Segoe UI Emoji', 'Segoe UI Symbol'"/>
    <style:font-face style:name="apple-system1" svg:font-family="apple-system, 'Helvetica Neue', Helvetica, Arial, 'PingFang SC', 'Hiragino Sans GB', 'WenQuanYi Micro Hei', 'Microsoft Yahei', sans-serif"/>
    <style:font-face style:name="apple-system" svg:font-family="apple-system, 'SF UI Text', Arial, 'PingFang SC', 'Hiragino Sans GB', 'Microsoft YaHei', 'WenQuanYi Micro Hei', sans-serif, SimHei, SimSu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Noto Sans CJK SC Regular" style:font-family-complex="'Noto Sans CJK SC Regular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1:26:20.673762284</meta:creation-date>
    <meta:generator>LibreOffice/5.4.6.2$Linux_X86_64 LibreOffice_project/40m0$Build-2</meta:generator>
    <dc:date>2019-01-09T15:24:05.412554146</dc:date>
    <meta:editing-duration>P2DT13H14M1S</meta:editing-duration>
    <meta:editing-cycles>70</meta:editing-cycles>
    <meta:document-statistic meta:table-count="0" meta:image-count="0" meta:object-count="0" meta:page-count="11" meta:paragraph-count="305" meta:word-count="3065" meta:character-count="8352" meta:non-whitespace-character-count="7575"/>
  </office:meta>
</office:document-meta>
</file>